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Mono" svg:font-family="'Liberation Mono', 'DejaVu Sans Mono'" style:font-family-generic="modern" style:font-pitch="fixed"/>
    <style:font-face style:name="Times New Roman" svg:font-family="'Times New 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167.1pt"/>
    </style:style>
    <style:style style:name="co4" style:family="table-column">
      <style:table-column-properties fo:break-before="auto" style:column-width="105.14pt"/>
    </style:style>
    <style:style style:name="co5" style:family="table-column">
      <style:table-column-properties fo:break-before="auto" style:column-width="175.75pt"/>
    </style:style>
    <style:style style:name="co6" style:family="table-column">
      <style:table-column-properties fo:break-before="auto" style:column-width="198.85pt"/>
    </style:style>
    <style:style style:name="co7" style:family="table-column">
      <style:table-column-properties fo:break-before="auto" style:column-width="137.96pt"/>
    </style:style>
    <style:style style:name="co8" style:family="table-column">
      <style:table-column-properties fo:break-before="auto" style:column-width="97.46pt"/>
    </style:style>
    <style:style style:name="ro1" style:family="table-row">
      <style:table-row-properties style:row-height="12.81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15.65pt" fo:break-before="auto" style:use-optimal-row-height="true"/>
    </style:style>
    <style:style style:name="ro4" style:family="table-row">
      <style:table-row-properties style:row-height="13.21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35.04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8" style:family="table-cell" style:parent-style-name="Default">
      <style:text-properties fo:color="#000000"/>
    </style:style>
    <style:style style:name="ce28" style:family="table-cell" style:parent-style-name="Default">
      <style:text-properties fo:font-weight="bold" style:font-weight-asian="bold" style:font-weight-complex="bold"/>
    </style:style>
    <style:style style:name="ce2" style:family="table-cell" style:parent-style-name="Default">
      <style:text-properties style:font-name="Verdana" fo:language="nl" fo:country="NL" fo:font-weight="bold" style:font-name-asian="Times New Roman" style:language-asian="ar" style:country-asian="SA" style:font-weight-asian="bold" style:font-name-complex="Verdana" style:font-size-complex="11pt" style:language-complex="none" style:country-complex="none" style:font-weight-complex="bold"/>
    </style:style>
    <style:style style:name="ce21" style:family="table-cell" style:parent-style-name="Default">
      <style:text-properties fo:color="#000000" fo:font-weight="bold" style:font-weight-asian="bold" style:font-weight-complex="bold"/>
    </style:style>
    <style:style style:name="ce3"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ext-properties style:font-name="Verdana" fo:language="nl" fo:country="NL" fo:font-weight="bold" style:language-asian="ar" style:country-asian="SA" style:font-weight-asian="bold" style:font-size-complex="11pt" style:language-complex="none" style:country-complex="none" style:font-weight-complex="bold"/>
    </style:style>
    <style:style style:name="ce25"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name-asian="Noto Sans CJK SC" style:font-size-asian="10pt" style:language-asian="ar" style:country-asian="SA" style:font-style-asian="normal" style:font-weight-asian="bold" style:font-name-complex="Lohit Devanagari"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language-complex="none" style:country-complex="none" style:font-style-complex="normal" style:text-emphasize="none" style:font-relief="none" style:text-overline-style="none" style:text-overline-color="font-color"/>
    </style:style>
    <style:style style:name="ce31"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ar" style:country-asian="SA" style:font-style-asian="normal" style:font-size-complex="11pt" style:language-complex="none" style:country-complex="none" style:font-style-complex="normal" style:text-emphasize="none" style:font-relief="none" style:text-overline-style="none" style:text-overline-color="font-color"/>
    </style:style>
    <style:style style:name="ce29" style:family="table-cell" style:parent-style-name="Default">
      <style:text-properties style:language-complex="none" style:country-complex="none"/>
    </style:style>
    <style:style style:name="ce7" style:family="table-cell" style:parent-style-name="Default">
      <style:text-properties style:font-name="Verdana" fo:language="nl" fo:country="NL" style:font-name-asian="Times New Roman" style:language-asian="ar" style:country-asian="SA" style:font-name-complex="Verdana" style:font-size-complex="11pt" style:language-complex="none" style:country-complex="none"/>
    </style:style>
    <style:style style:name="ce36" style:family="table-cell" style:parent-style-name="Default">
      <style:table-cell-properties style:cell-protect="hidden-and-protected" style:print-content="true"/>
      <style:text-properties fo:font-weight="bold" style:font-weight-asian="bold" style:font-weight-complex="bold"/>
    </style:style>
    <style:style style:name="ce6" style:family="table-cell" style:parent-style-name="Default">
      <style:table-cell-properties style:cell-protect="hidden-and-protected" style:print-content="true"/>
    </style:style>
    <style:style style:name="ce33"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fo:color="#000000" style:font-name="Verdana" fo:language="nl" fo:country="NL" style:font-name-asian="Times New Roman" style:language-asian="ar" style:country-asian="SA" style:font-name-complex="Verdana" style:font-size-complex="11pt" style:language-complex="none" style:country-complex="none"/>
    </style:style>
    <style:style style:name="ce12" style:family="table-cell" style:parent-style-name="Default">
      <style:text-properties style:font-name="Verdana" fo:language="nl" fo:country="NL" style:font-name-asian="Times New Roman" style:language-asian="ar" style:country-asian="SA" style:font-name-complex="Verdana" style:font-size-complex="11pt"/>
    </style:style>
    <style:style style:name="ce37" style:family="table-cell" style:parent-style-name="Default">
      <style:text-properties style:font-name="Verdana" style:font-name-asian="Times New Roman" style:language-asian="ar" style:country-asian="SA" style:font-name-complex="Verdana" style:font-size-complex="11pt" style:language-complex="none" style:country-complex="none"/>
    </style:style>
    <style:style style:name="ce46" style:family="table-cell" style:parent-style-name="Default">
      <style:text-properties style:font-name="Verdana" fo:language="nl" fo:country="NL" fo:font-style="italic" style:font-name-asian="Times New Roman" style:language-asian="ar" style:country-asian="SA" style:font-style-asian="italic" style:font-name-complex="Verdana" style:font-size-complex="11pt" style:language-complex="none" style:country-complex="none" style:font-style-complex="italic"/>
    </style:style>
    <style:style style:name="ce1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cell-protect="hidden-and-protected" style:print-content="true"/>
      <style:text-properties fo:color="#000000"/>
    </style:style>
    <style:style style:name="ce40"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style:font-name="Verdana" fo:language="nl" fo:country="NL" fo:font-style="normal" fo:text-shadow="none" style:text-underline-style="none" fo:font-weight="normal" style:text-underline-mode="continuous" style:text-overline-mode="continuous" style:text-line-through-mode="continuous" style:font-name-asian="Times New Roman"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style:font-name="Verdana" style:font-name-asian="Times New Roman" style:language-asian="ar" style:country-asian="SA" style:font-name-complex="Verdana" style:font-size-complex="11pt"/>
    </style:style>
    <style:style style:name="ce52" style:family="table-cell" style:parent-style-name="Default">
      <style:table-cell-properties fo:background-color="transparent"/>
      <style:text-properties fo:font-weight="bold" style:font-weight-asian="bold" style:font-weight-complex="bold"/>
      <style:map style:condition="cell-content()=0" style:apply-style-name="Neutral" style:base-cell-address="Sheet1.K1"/>
    </style:style>
    <style:style style:name="ce53"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54" style:family="table-cell" style:parent-style-name="Default">
      <style:table-cell-properties fo:background-color="transparent"/>
      <style:map style:condition="cell-content()=0" style:apply-style-name="Neutral" style:base-cell-address="Sheet1.K1"/>
    </style:style>
    <style:style style:name="ce63"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64"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20"/>
    </style:style>
    <style:style style:name="ce6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transparent"/>
      <style:text-properties fo:color="#000000" style:font-size-complex="6.80000019073486pt" style:language-complex="none" style:country-complex="none"/>
      <style:map style:condition="cell-content()=0" style:apply-style-name="Neutral" style:base-cell-address="Sheet1.K1"/>
    </style:style>
    <style:style style:name="ce68"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K1"/>
    </style:style>
    <style:style style:name="ce69" style:family="table-cell" style:parent-style-name="Default">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size-complex="6.80000019073486pt" style:language-complex="none" style:country-complex="none" style:font-style-complex="normal" style:text-emphasize="none" style:font-relief="none" style:text-overline-style="none" style:text-overline-color="font-color"/>
    </style:style>
    <style:style style:name="ce70"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K1"/>
    </style:style>
    <style:style style:name="ce71"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72"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73"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K151"/>
    </style:style>
    <style:style style:name="ce74" style:family="table-cell" style:parent-style-name="Default">
      <style:table-cell-properties fo:background-color="transparent"/>
      <style:text-properties style:font-name="Verdana" fo:language="nl" fo:country="NL" style:font-name-asian="Times New Roman" style:language-asian="hi" style:country-asian="IN" style:font-name-complex="Verdana"/>
      <style:map style:condition="cell-content()=0" style:apply-style-name="Neutral" style:base-cell-address="Sheet1.K1"/>
    </style:style>
    <style:style style:name="ce7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name-asian="Times New Roman" style:font-size-asian="10pt" style:language-asian="hi" style:country-asian="IN" style:font-style-asian="normal" style:font-weight-asian="normal" style:font-name-complex="Verdan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transparent"/>
      <style:text-properties style:font-name="Verdana"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7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font-size-complex="6.80000019073486pt" style:language-complex="none" style:country-complex="none" style:font-weight-complex="normal" style:text-emphasize="none" style:font-relief="none" style:text-overline-style="none" style:text-overline-color="font-color"/>
    </style:style>
    <style:style style:name="ce78" style:family="table-cell" style:parent-style-name="Default">
      <style:text-properties style:use-window-font-color="true" style:text-outline="false" style:text-line-through-style="none" style:text-line-through-type="none" style:font-name="Verdana" fo:font-size="10pt" fo:language="nl" fo:country="NL" fo:font-style="italic" fo:text-shadow="none" style:text-underline-style="none" fo:font-weight="normal" style:text-underline-mode="continuous" style:text-overline-mode="continuous" style:text-line-through-mode="continuous" style:font-size-asian="10pt" style:language-asian="hi" style:country-asian="IN" style:font-style-asian="italic" style:font-weight-asian="normal"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79"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K1"/>
    </style:style>
    <style:style style:name="ce8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transparent"/>
      <style:map style:condition="cell-content()=0" style:apply-style-name="Neutral" style:base-cell-address="Sheet1.K1"/>
    </style:style>
    <style:style style:name="ce57" style:family="table-cell" style:parent-style-name="Default">
      <style:table-cell-properties fo:background-color="transparent"/>
    </style:style>
    <style:style style:name="ce56" style:family="table-cell" style:parent-style-name="Default">
      <style:table-cell-properties fo:background-color="transparent"/>
      <style:text-properties fo:font-weight="bold" style:font-weight-asian="bold" style:font-weight-complex="bold"/>
    </style:style>
    <style:style style:name="ce84"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transparent"/>
      <style:text-properties style:font-name="Verdana" style:font-name-asian="Times New Roman" style:language-asian="hi" style:country-asian="IN" style:font-name-complex="Verdana"/>
    </style:style>
    <style:style style:name="ce86"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style>
    <style:style style:name="ce87"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transparent"/>
      <style:text-properties fo:color="#000000"/>
    </style:style>
    <style:style style:name="ce89"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hi" style:country-asian="IN" style:font-style-asian="normal" style:font-size-complex="6.80000019073486pt" style:language-complex="none" style:country-complex="none" style:font-style-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hi" style:country-asian="IN" style:font-style-asian="normal" style:font-weight-asian="normal" style:font-name-complex="Verdan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transparent"/>
      <style:text-properties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hi" style:country-asian="IN" style:font-style-asian="normal" style:font-weight-asian="normal" style:font-name-complex="Verdan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transparent"/>
      <style:text-properties style:font-name="Verdana" style:font-name-asian="Times New Roman" style:language-asian="hi" style:country-asian="IN" style:font-name-complex="Verdana" style:font-size-complex="6.80000019073486pt" style:language-complex="none" style:country-complex="none"/>
    </style:style>
    <style:style style:name="ce96" style:family="table-cell" style:parent-style-name="Default">
      <style:table-cell-properties fo:background-color="transparent"/>
      <style:text-properties style:font-name="F" fo:font-size="12pt"/>
    </style:style>
    <style:style style:name="ce97" style:family="table-cell" style:parent-style-name="Default">
      <style:table-cell-properties fo:background-color="transparent"/>
      <style:text-properties fo:language="nl" fo:country="NL" style:language-asian="hi" style:country-asian="IN" style:font-size-complex="6.80000019073486pt" style:language-complex="none" style:country-complex="none"/>
    </style:style>
    <style:style style:name="ce98" style:family="table-cell" style:parent-style-name="Default">
      <style:table-cell-properties fo:background-color="transparent"/>
      <style:text-properties style:font-name="Liberation Mono"/>
    </style:style>
    <style:style style:name="ce9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data-style-name="N99"/>
    <style:style style:name="T1" style:family="text">
      <style:text-properties style:use-window-font-color="true" style:font-name="Verdana" fo:font-size="10pt" fo:font-weight="bold" fo:language="nl" fo:country="NL" style:language-asian="ar" style:country-asian="SA" style:font-name-asian="Times New Roman" style:font-name-complex="Verdana" style:font-size-asian="10pt" style:font-size-complex="11pt" style:font-weight-asian="bold" style:font-weight-complex="bold"/>
    </style:style>
    <style:style style:name="T2" style:family="text">
      <style:text-properties style:font-name="Verdana" fo:language="nl" fo:country="NL" style:language-asian="ar" style:country-asian="SA" style:font-name-asian="Times New Roman" style:font-name-complex="Verdana" style:font-size-complex="11pt"/>
    </style:style>
    <style:style style:name="T3" style:family="text">
      <style:text-properties style:font-name="Verdana"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4" style:family="text">
      <style:text-properties style:use-window-font-color="true" style:font-name="Verdana" fo:font-size="10pt" fo:language="nl" fo:country="NL" style:language-asian="ar" style:country-asian="SA" style:font-name-asian="Times New Roman" style:font-name-complex="Verdana" style:font-size-asian="10pt" style:font-size-complex="11pt"/>
    </style:style>
    <style:style style:name="T5" style:family="text">
      <style:text-properties style:text-overline-style="none" style:text-overline-color="font-color" style:use-window-font-color="true" fo:font-size="10pt" fo:font-weight="bold"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weight-asian="bold" style:font-weight-complex="bold" style:font-style-asian="normal" style:font-style-complex="normal" style:text-emphasize="none" style:font-relief="none" style:language-asian="ar" style:country-asian="SA"/>
    </style:style>
    <style:style style:name="T6"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style-asian="normal" style:font-style-complex="normal" style:text-emphasize="none" style:font-relief="none" style:language-asian="ar" style:country-asian="SA" fo:font-weight="normal" style:font-weight-asian="normal" style:font-weight-complex="normal"/>
    </style:style>
    <style:style style:name="T7"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style-asian="normal" style:font-style-complex="normal" style:text-emphasize="none" style:font-relief="none" style:language-asian="ar" style:country-asian="SA" style:use-window-font-color="true" fo:font-weight="bold" style:font-weight-asian="bold" style:font-weight-complex="bold"/>
    </style:style>
    <style:style style:name="T8" style:family="text">
      <style:text-properties style:text-overline-style="none" style:text-overline-color="font-color" style:font-name-asian="Times New Roman" fo:font-weight="bold" style:text-underline-style="none" style:text-underline-color="font-color" style:text-line-through-type="none" fo:font-style="normal" style:text-outline="false" fo:text-shadow="none" style:text-line-through-mode="continuous" fo:language="nl" fo:country="NL" style:language-asian="ar" style:country-asian="SA" style:use-window-font-color="true" style:language-complex="none" style:country-complex="none" style:font-name-complex="Verdana" style:font-size-asian="10pt" style:font-size-complex="11pt" style:font-weight-asian="bold" style:font-weight-complex="bold" style:font-style-asian="normal" style:font-style-complex="normal" style:text-emphasize="none" style:font-relief="none" fo:font-size="10pt"/>
    </style:style>
    <style:style style:name="T9" style:family="text">
      <style:text-properties style:text-overline-style="none" style:text-overline-color="font-color" style:font-name-asian="Times New Roman" style:text-underline-style="none" style:text-underline-color="font-color" style:text-line-through-type="none" fo:font-style="normal" style:text-outline="false" fo:text-shadow="none" style:text-line-through-mode="continuous" fo:language="nl" fo:country="NL" style:language-asian="ar" style:country-asian="SA" style:language-complex="none" style:country-complex="none" style:font-name-complex="Verdana" style:font-size-asian="10pt" style:font-size-complex="11pt" style:font-style-asian="normal" style:font-style-complex="normal" style:text-emphasize="none" style:font-relief="none" fo:font-size="10pt" fo:font-weight="normal" style:font-weight-asian="normal" style:font-weight-complex="normal"/>
    </style:style>
    <style:style style:name="T10" style:family="text">
      <style:text-properties fo:language="nl" fo:country="NL" style:language-asian="ar" style:country-asian="SA" style:font-name-asian="Times New Roman" style:font-name-complex="Verdana" style:font-size-complex="11pt"/>
    </style:style>
    <style:style style:name="T11" style:family="text">
      <style:text-properties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12" style:family="text">
      <style:text-properties fo:language="nl" fo:country="NL" style:language-asian="ar" style:country-asian="SA" style:font-name-asian="Times New Roman" style:font-name-complex="Verdana" style:font-size-complex="11pt" style:use-window-font-color="true" fo:font-size="10pt" style:font-size-asian="10pt"/>
    </style:style>
    <style:style style:name="T13" style:family="text">
      <style:text-properties style:font-name="Verdana" fo:language="nl" fo:country="NL" style:language-asian="ar" style:country-asian="SA" style:font-name-asian="Times New Roman" style:font-name-complex="Verdana" style:font-size-complex="11pt" style:use-window-font-color="true" fo:font-size="10pt" style:font-size-asian="10pt"/>
    </style:style>
    <style:style style:name="T14" style:family="text">
      <style:text-properties style:font-name="Verdana" fo:language="nl" fo:country="NL" style:language-asian="ar" style:country-asian="SA" style:font-name-asian="Times New Roman" style:font-name-complex="Verdana" style:font-size-complex="11pt" style:use-window-font-color="true" fo:font-size="10pt" style:text-underline-style="solid" style:text-underline-width="auto" style:text-underline-color="font-color" style:font-size-asian="10pt"/>
    </style:style>
    <style:style style:name="T15" style:family="text">
      <style:text-properties style:font-name="Verdana"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16" style:family="text">
      <style:text-properties style:use-window-font-color="true" style:font-name="Verdana" fo:font-size="10pt" fo:font-style="italic" fo:language="nl" fo:country="NL" style:language-asian="ar" style:country-asian="SA" style:font-name-asian="Times New Roman" style:font-name-complex="Verdana" style:font-size-asian="10pt" style:font-size-complex="11pt" style:font-style-asian="italic" style:font-style-complex="italic"/>
    </style:style>
    <style:style style:name="T17" style:family="text">
      <style:text-properties style:use-window-font-color="true" fo:font-size="10pt" fo:language="nl" fo:country="NL" style:language-asian="ar" style:country-asian="SA" style:font-name-asian="Times New Roman" style:font-name-complex="Verdana" style:font-size-asian="10pt" style:font-size-complex="11pt"/>
    </style:style>
    <style:style style:name="T18" style:family="text">
      <style:text-properties style:use-window-font-color="true" fo:font-size="10pt" style:language-asian="ar" style:country-asian="SA" style:font-name-asian="Times New Roman" style:font-name-complex="Verdana" style:font-size-asian="10pt" style:font-size-complex="11pt" fo:language="en" fo:country="US"/>
    </style:style>
    <style:style style:name="T19" style:family="text">
      <style:text-properties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20" style:family="text">
      <style:text-properties style:font-name-complex="Verdana" style:font-size-complex="11pt" fo:language="nl" fo:country="NL" style:language-asian="ar" style:country-asian="SA" style:font-name-asian="Times New Roman"/>
    </style:style>
    <style:style style:name="T21" style:family="text">
      <style:text-properties style:font-name-complex="Verdana" style:font-size-complex="11pt" fo:language="nl" fo:country="NL" style:language-asian="ar" style:country-asian="SA" style:font-name-asian="Times New Roman" fo:font-style="italic" style:use-window-font-color="true" fo:font-size="10pt" style:font-style-asian="italic" style:font-style-complex="italic" style:font-size-asian="10pt"/>
    </style:style>
    <style:style style:name="T22" style:family="text">
      <style:text-properties style:font-name-complex="Verdana" style:font-size-complex="11pt" fo:language="nl" fo:country="NL" style:language-asian="ar" style:country-asian="SA" style:font-name-asian="Times New Roman" style:use-window-font-color="true" fo:font-size="10pt" fo:font-style="italic" style:font-size-asian="10pt" style:font-style-asian="italic" style:font-style-complex="italic"/>
    </style:style>
    <style:style style:name="T23" style:family="text">
      <style:text-properties style:font-name-complex="Verdana" style:font-size-complex="11pt" fo:language="nl" fo:country="NL" style:language-asian="ar" style:country-asian="SA" style:font-name-asian="Times New Roman" style:use-window-font-color="true" fo:font-size="10pt" style:font-size-asian="10pt"/>
    </style:style>
    <style:style style:name="T24" style:family="text">
      <style:text-properties style:font-name="Verdana" fo:language="nl" fo:country="NL" style:language-asian="ar" style:country-asian="SA" style:font-name-asian="Times New Roman" style:font-name-complex="Verdana" style:font-size-complex="11pt" fo:font-weight="bold" style:font-weight-asian="bold" style:font-weight-complex="bold"/>
    </style:style>
    <style:style style:name="T25" style:family="text">
      <style:text-properties style:use-window-font-color="true" style:font-name="Verdana" fo:font-size="10pt" fo:language="en" fo:country="US" style:language-asian="ar" style:country-asian="SA" style:font-name-asian="Times New Roman" style:font-name-complex="Verdana" style:font-size-asian="10pt" style:font-size-complex="11pt"/>
    </style:style>
    <style:style style:name="T26" style:family="text">
      <style:text-properties fo:font-weight="normal" style:font-weight-asian="normal" style:font-weight-complex="normal"/>
    </style:style>
    <style:style style:name="T27" style:family="text">
      <style:text-properties fo:font-weight="normal" style:font-weight-asian="normal" style:font-weight-complex="normal" style:use-window-font-color="true" style:font-name="Verdana" fo:font-size="10pt" fo:language="nl" fo:country="NL" style:language-asian="ar" style:country-asian="SA" style:font-name-asian="Times New Roman" style:font-name-complex="Verdana" style:font-size-asian="10pt" style:font-size-complex="11pt"/>
    </style:style>
    <style:style style:name="T28" style:family="text">
      <style:text-properties style:letter-kerning="true" fo:language="nl" fo:country="NL" style:language-asian="hi" style:country-asian="IN" style:font-name-asian="Times New Roman" style:font-name-complex="Verdana"/>
    </style:style>
    <style:style style:name="T29" style:family="text">
      <style:text-properties style:letter-kerning="true" fo:language="nl" fo:country="NL" style:language-asian="hi" style:country-asian="IN" style:font-name-asian="Times New Roman" style:font-name-complex="Verdana" fo:color="#000000" fo:font-size="10pt" style:font-size-asian="10pt"/>
    </style:style>
    <style:style style:name="T30" style:family="text">
      <style:text-properties style:letter-kerning="true" fo:language="nl" fo:country="NL" style:language-asian="hi" style:country-asian="IN" style:font-name-asian="Times New Roman" style:font-name-complex="Verdana" fo:font-size="10pt" style:font-size-asian="10pt" style:use-window-font-color="true"/>
    </style:style>
    <style:style style:name="T31" style:family="text">
      <style:text-properties style:font-name-complex="Verdana" style:letter-kerning="true" fo:language="nl" fo:country="NL" style:language-asian="hi" style:country-asian="IN" style:font-name-asian="Times New Roman"/>
    </style:style>
    <style:style style:name="T32" style:family="text">
      <style:text-properties style:font-name-complex="Verdana" style:letter-kerning="true" fo:language="nl" fo:country="NL" style:language-asian="hi" style:country-asian="IN" style:font-name-asian="Times New Roman" style:use-window-font-color="true" fo:font-weight="bold" fo:font-size="10pt" style:font-weight-complex="bold" style:font-weight-asian="bold" style:font-size-asian="10pt"/>
    </style:style>
    <style:style style:name="T33" style:family="text">
      <style:text-properties style:font-name-complex="Verdana" style:letter-kerning="true" fo:language="nl" fo:country="NL" style:language-asian="hi" style:country-asian="IN" style:font-name-asian="Times New Roman" style:use-window-font-color="true" fo:font-size="10pt" style:font-size-asian="10pt"/>
    </style:style>
    <style:style style:name="T34" style:family="text">
      <style:text-properties style:letter-kerning="true"/>
    </style:style>
    <style:style style:name="T35" style:family="text">
      <style:text-properties style:letter-kerning="true" style:use-window-font-color="true" style:font-name="Verdana" fo:font-size="10pt" fo:font-weight="bold" fo:language="nl" fo:country="NL" style:language-asian="hi" style:country-asian="IN" style:font-name-asian="Times New Roman" style:font-name-complex="Verdana" style:font-size-asian="10pt" style:font-weight-asian="bold" style:font-weight-complex="bold"/>
    </style:style>
    <style:style style:name="T36" style:family="text">
      <style:text-properties style:letter-kerning="true" style:use-window-font-color="true" style:font-name="Verdana" fo:font-size="10pt" fo:language="nl" fo:country="NL" style:language-asian="hi" style:country-asian="IN" style:font-name-asian="Times New Roman" style:font-name-complex="Verdana" style:font-size-asian="10pt"/>
    </style:style>
    <style:style style:name="T37" style:family="text">
      <style:text-properties fo:color="#000000" style:font-name="Verdana" fo:font-size="10pt" style:text-underline-style="solid" style:text-underline-width="auto" style:text-underline-color="font-color" style:letter-kerning="true" fo:language="nl" fo:country="NL" style:language-asian="hi" style:country-asian="IN" style:font-name-asian="Times New Roman" style:font-name-complex="Verdana" style:font-size-asian="10pt"/>
    </style:style>
    <style:style style:name="T38" style:family="text">
      <style:text-properties fo:color="#000000" style:font-name="Verdana" fo:font-size="10pt" style:letter-kerning="true" fo:language="nl" fo:country="NL" style:language-asian="hi" style:country-asian="IN" style:font-name-asian="Times New Roman" style:font-name-complex="Verdana" style:font-size-asian="10pt"/>
    </style:style>
    <style:style style:name="T39" style:family="text">
      <style:text-properties style:language-asian="hi" style:country-asian="IN" style:font-name-asian="Times New Roman" style:font-name-complex="Verdana" style:letter-kerning="true" fo:language="nl" fo:country="NL"/>
    </style:style>
    <style:style style:name="T40" style:family="text">
      <style:text-properties style:language-asian="hi" style:country-asian="IN" style:font-name-asian="Times New Roman" style:font-name-complex="Verdana" style:letter-kerning="true" fo:language="nl" fo:country="NL" fo:font-size="10pt" fo:font-weight="bold" style:font-weight-complex="bold" style:font-weight-asian="bold" style:use-window-font-color="true" style:font-size-asian="10pt"/>
    </style:style>
    <style:style style:name="T41" style:family="text">
      <style:text-properties style:language-asian="hi" style:country-asian="IN" style:font-name-asian="Times New Roman" style:font-name-complex="Verdana" style:letter-kerning="true" fo:language="nl" fo:country="NL" fo:font-size="10pt" style:use-window-font-color="true" style:font-size-asian="10pt"/>
    </style:style>
    <style:style style:name="T42" style:family="text">
      <style:text-properties style:language-asian="hi" style:country-asian="IN" style:font-name-asian="Times New Roman" style:font-name-complex="Verdana" style:letter-kerning="true" fo:language="nl" fo:country="NL" fo:font-size="10pt" style:use-window-font-color="true" style:font-size-asian="10pt" fo:font-style="italic" style:font-style-asian="italic" style:font-style-complex="italic"/>
    </style:style>
    <style:style style:name="T43" style:family="text">
      <style:text-properties fo:font-size="12pt" style:letter-kerning="true" fo:language="nl" fo:country="NL" style:language-asian="hi" style:country-asian="IN" style:font-name-asian="Times New Roman" style:font-name-complex="Verdana" style:use-window-font-color="true" style:font-name="Verdana"/>
    </style:style>
    <style:style style:name="T44" style:family="text">
      <style:text-properties style:letter-kerning="true" fo:language="nl" fo:country="NL" style:language-asian="hi" style:country-asian="IN" style:font-name-asian="Times New Roman" style:font-name-complex="Verdana" style:use-window-font-color="true" style:font-name="Verdana" style:font-size-asian="10pt" style:font-style-complex="italic" style:font-style-asian="italic" fo:font-size="10pt" fo:font-style="italic"/>
    </style:style>
    <style:style style:name="T45" style:family="text">
      <style:text-properties style:language-asian="hi" style:country-asian="IN" style:font-name-asian="Times New Roman" style:font-name-complex="Verdana" style:font-name="Verdana" style:letter-kerning="true" fo:language="nl" fo:country="NL"/>
    </style:style>
    <style:style style:name="T46" style:family="text">
      <style:text-properties style:language-asian="hi" style:country-asian="IN" style:font-name-asian="Times New Roman" style:font-name-complex="Verdana" style:font-name="Verdana" style:letter-kerning="true" fo:language="nl" fo:country="NL" fo:font-size="10pt" fo:font-style="italic" style:font-style-complex="italic" style:font-style-asian="italic" style:use-window-font-color="true" style:font-size-asian="10pt"/>
    </style:style>
    <style:style style:name="T47" style:family="text">
      <style:text-properties style:use-window-font-color="true" fo:font-size="10pt" style:font-size-asian="10pt" style:letter-kerning="true" fo:language="nl" fo:country="NL" style:language-asian="hi" style:country-asian="IN" style:font-name-asian="Times New Roman" style:font-name-complex="Verdana"/>
    </style:style>
    <style:style style:name="T48" style:family="text">
      <style:text-properties style:use-window-font-color="true" style:font-name="Verdana" fo:font-size="10pt" fo:font-weight="bold" style:letter-kerning="true" fo:language="nl" fo:country="NL" style:language-asian="hi" style:country-asian="IN" style:font-name-asian="Times New Roman" style:font-name-complex="Verdana" style:font-size-asian="10pt" style:font-weight-asian="bold" style:font-weight-complex="bold"/>
    </style:style>
    <style:style style:name="T49" style:family="text">
      <style:text-properties style:use-window-font-color="true" style:font-name="Verdana" fo:font-size="10pt" style:letter-kerning="true" fo:language="nl" fo:country="NL" style:language-asian="hi" style:country-asian="IN" style:font-name-asian="Times New Roman" style:font-name-complex="Verdana" style:font-size-asian="10pt"/>
    </style:style>
    <style:style style:name="T50" style:family="text">
      <style:text-properties style:font-name-asian="Times New Roman" style:font-name-complex="Verdana" style:font-name="Verdana" fo:font-size="12pt" style:letter-kerning="true" fo:language="nl" fo:country="NL" style:language-asian="hi" style:country-asian="IN"/>
    </style:style>
    <style:style style:name="T51" style:family="text">
      <style:text-properties style:font-name-asian="Times New Roman" style:font-name-complex="Verdana" style:font-name="Verdana" style:letter-kerning="true" fo:language="nl" fo:country="NL" style:language-asian="hi" style:country-asian="IN" fo:font-size="10pt" style:font-size-asian="10pt" style:font-weight-asian="bold" fo:font-weight="bold" style:font-weight-complex="bold" style:use-window-font-color="true"/>
    </style:style>
    <style:style style:name="T52" style:family="text">
      <style:text-properties style:font-name-asian="Times New Roman" style:font-name-complex="Verdana" style:font-name="Verdana" style:letter-kerning="true" fo:language="nl" fo:country="NL" style:language-asian="hi" style:country-asian="IN" fo:font-size="12pt"/>
    </style:style>
    <style:style style:name="T53" style:family="text">
      <style:text-properties style:font-name-asian="Times New Roman" style:font-name-complex="Verdana" style:font-name="Verdana" style:letter-kerning="true" fo:language="nl" fo:country="NL" style:language-asian="hi" style:country-asian="IN"/>
    </style:style>
    <style:style style:name="T54" style:family="text">
      <style:text-properties style:font-name-asian="Times New Roman" style:font-name-complex="Verdana" style:font-name="Verdana" style:letter-kerning="true" fo:language="nl" fo:country="NL" style:language-asian="hi" style:country-asian="IN" style:use-window-font-color="true" style:font-size-asian="10pt" fo:font-weight="bold" style:font-weight-asian="bold" fo:font-size="10pt" style:font-weight-complex="bold"/>
    </style:style>
    <style:style style:name="T55" style:family="text">
      <style:text-properties style:font-name-asian="Times New Roman" style:font-name-complex="Verdana" style:font-name="Verdana" style:letter-kerning="true" fo:language="nl" fo:country="NL" style:language-asian="hi" style:country-asian="IN" style:use-window-font-color="true" style:font-size-asian="10pt" fo:font-size="10pt"/>
    </style:style>
    <style:style style:name="T56" style:family="text">
      <style:text-properties fo:language="nl" fo:country="NL" style:language-asian="hi" style:country-asian="IN" style:font-name-asian="Times New Roman" style:font-name-complex="Verdana" style:font-name="Verdana" style:letter-kerning="true"/>
    </style:style>
    <style:style style:name="T57" style:family="text">
      <style:text-properties fo:language="nl" fo:country="NL" style:language-asian="hi" style:country-asian="IN" style:font-name-asian="Times New Roman" style:font-name-complex="Verdana" style:font-name="Verdana" style:letter-kerning="true" style:font-weight-asian="bold" fo:font-weight="bold" style:font-weight-complex="bold" style:font-size-asian="10pt" style:use-window-font-color="true" fo:font-size="10pt"/>
    </style:style>
    <style:style style:name="T58" style:family="text">
      <style:text-properties fo:language="nl" fo:country="NL" style:language-asian="hi" style:country-asian="IN" style:font-name-asian="Times New Roman" style:font-name-complex="Verdana" style:font-name="Verdana" style:letter-kerning="true" style:font-size-asian="10pt" style:use-window-font-color="true" fo:font-size="10pt"/>
    </style:style>
    <style:style style:name="T59" style:family="text">
      <style:text-properties style:font-name-complex="Verdana" style:letter-kerning="true" fo:language="nl" fo:country="NL" style:language-asian="hi" style:country-asian="IN" style:font-name-asian="Times New Roman" fo:font-size="10pt" style:font-weight-complex="bold" style:use-window-font-color="true" fo:font-weight="bold" style:font-weight-asian="bold" style:font-size-asian="10pt"/>
    </style:style>
    <style:style style:name="T60" style:family="text">
      <style:text-properties style:font-name-complex="Verdana" style:letter-kerning="true" fo:language="nl" fo:country="NL" style:language-asian="hi" style:country-asian="IN" style:font-name-asian="Times New Roman" fo:font-size="10pt" style:use-window-font-color="true" style:font-size-asian="10pt"/>
    </style:style>
    <style:style style:name="T61" style:family="text">
      <style:text-properties style:letter-kerning="true" fo:language="nl" fo:country="NL" style:language-asian="hi" style:country-asian="IN" style:font-name-asian="Times New Roman" style:font-name-complex="Verdana" style:font-name="Verdana"/>
    </style:style>
    <style:style style:name="T62" style:family="text">
      <style:text-properties style:letter-kerning="true" fo:language="nl" fo:country="NL" style:language-asian="hi" style:country-asian="IN" style:font-name-asian="Times New Roman" style:font-name-complex="Verdana" style:font-name="Verdana" style:font-size-asian="10pt" fo:font-weight="bold" style:font-weight-complex="bold" fo:font-size="10pt" style:use-window-font-color="true" style:font-weight-asian="bold"/>
    </style:style>
    <style:style style:name="T63" style:family="text">
      <style:text-properties style:letter-kerning="true" fo:language="nl" fo:country="NL" style:language-asian="hi" style:country-asian="IN" style:font-name-asian="Times New Roman" style:font-name-complex="Verdana" style:font-name="Verdana" style:font-size-asian="10pt" fo:font-size="10pt" style:use-window-font-color="true"/>
    </style:style>
    <style:style style:name="T64" style:family="text">
      <style:text-properties style:use-window-font-color="true" fo:font-size="10pt" style:font-size-asian="10pt" style:letter-kerning="true" fo:language="nl" fo:country="NL" style:language-asian="hi" style:country-asian="IN" style:font-name-asian="Times New Roman" style:font-name-complex="Verdana" style:font-name="Verdana" fo:font-style="italic" style:font-style-asian="italic" style:font-style-complex="italic"/>
    </style:style>
    <style:style style:name="T65" style:family="text">
      <style:text-properties style:use-window-font-color="true" style:font-name="Verdana" fo:font-size="10pt" fo:language="nl" fo:country="NL" style:language-asian="hi" style:country-asian="IN" style:font-size-asian="10pt" style:letter-kerning="true" style:font-name-asian="Times New Roman" style:font-name-complex="Verdana"/>
    </style:style>
    <style:style style:name="T66" style:family="text">
      <style:text-properties style:use-window-font-color="true" style:font-name="Verdana" fo:font-size="10pt" fo:language="nl" fo:country="NL" style:language-asian="hi" style:country-asian="IN" style:font-size-asian="10pt" style:letter-kerning="true" style:font-name-asian="Times New Roman" style:font-name-complex="Verdana" fo:font-weight="bold" style:font-weight-asian="bold" style:font-weight-complex="bold"/>
    </style:style>
    <style:style style:name="T67" style:family="text">
      <style:text-properties style:use-window-font-color="true" fo:font-size="10pt" fo:language="nl" fo:country="NL" style:font-size-asian="10pt" style:letter-kerning="true" style:language-asian="hi" style:country-asian="IN" style:font-name-asian="Times New Roman" style:font-name-complex="Verdana"/>
    </style:style>
    <style:style style:name="T68" style:family="text">
      <style:text-properties style:use-window-font-color="true" fo:font-size="10pt" style:font-size-asian="10pt" style:letter-kerning="true" style:language-asian="hi" style:country-asian="IN" style:font-name-asian="Times New Roman" style:font-name-complex="Verdana" fo:language="en" fo:country="US"/>
    </style:style>
    <style:style style:name="T69" style:family="text">
      <style:text-properties style:letter-kerning="true" style:font-name-asian="Times New Roman" style:font-name-complex="Verdana"/>
    </style:style>
    <style:style style:name="T70" style:family="text">
      <style:text-properties style:letter-kerning="true" style:font-name-asian="Times New Roman" style:font-name-complex="Verdana" style:language-asian="hi" style:country-asian="IN" style:font-style-complex="italic" style:use-window-font-color="true" style:font-name="Verdana" style:font-size-asian="10pt" style:font-style-asian="italic" fo:language="nl" fo:country="NL" fo:font-style="italic" fo:font-size="10pt"/>
    </style:style>
    <style:style style:name="T71" style:family="text">
      <style:text-properties style:letter-kerning="true" style:font-name-asian="Times New Roman" style:font-name-complex="Verdana" style:use-window-font-color="true" fo:font-size="10pt" fo:font-style="italic" style:font-name="Verdana" style:language-asian="hi" style:country-asian="IN" style:font-style-asian="italic" style:font-style-complex="italic" style:font-size-asian="10pt" fo:language="nl" fo:country="NL"/>
    </style:style>
    <style:style style:name="T72" style:family="text">
      <style:text-properties style:letter-kerning="true" style:font-name-asian="Times New Roman" style:font-name-complex="Verdana" style:use-window-font-color="true" fo:font-size="10pt" style:font-name="Verdana" style:language-asian="hi" style:country-asian="IN" style:font-size-asian="10pt" fo:language="nl" fo:country="NL"/>
    </style:style>
    <style:style style:name="T73" style:family="text">
      <style:text-properties style:use-window-font-color="true" style:font-name="Verdana" fo:font-size="10pt" fo:font-style="italic" style:letter-kerning="true" fo:language="nl" fo:country="NL" style:language-asian="hi" style:country-asian="IN" style:font-name-asian="Times New Roman" style:font-name-complex="Verdana" style:font-size-asian="10pt" style:font-style-asian="italic" style:font-style-complex="italic"/>
    </style:style>
    <style:style style:name="T7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none" style:country-complex="none" style:font-name-asian="Noto Sans CJK SC" style:font-name-complex="Lohit Devanagari" style:font-size-asian="10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7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complex="Lohit Devanagari" style:font-size-asian="10pt" style:font-weight-asian="normal" style:font-weight-complex="normal" style:font-style-asian="normal" style:font-style-complex="normal" style:text-emphasize="none" style:font-relief="none" style:text-overline-style="none" style:text-overline-color="font-color" style:language-complex="hi" style:country-complex="IN" style:font-size-complex="10pt"/>
    </style:style>
    <style:style style:name="T76" style:family="text">
      <style:text-properties fo:font-size="10pt" style:font-size-asian="10pt" style:use-window-font-color="true" style:font-name="Verdana" fo:font-weight="bold" style:letter-kerning="true" fo:language="nl" fo:country="NL" style:language-asian="hi" style:country-asian="IN" style:font-name-asian="Times New Roman" style:font-name-complex="Verdana" style:font-weight-asian="bold" style:font-weight-complex="bold"/>
    </style:style>
    <style:style style:name="T77" style:family="text">
      <style:text-properties fo:font-size="10pt" style:font-size-asian="10pt" style:use-window-font-color="true" style:font-name="Verdana" style:letter-kerning="true" fo:language="nl" fo:country="NL" style:language-asian="hi" style:country-asian="IN" style:font-name-asian="Times New Roman" style:font-name-complex="Verdana"/>
    </style:style>
    <style:style style:name="T78" style:family="text">
      <style:text-properties style:font-name="Verdana" style:font-name-asian="Times New Roman" style:letter-kerning="true" style:language-asian="hi" style:country-asian="IN" style:font-name-complex="Verdana" fo:language="nl" fo:country="NL"/>
    </style:style>
    <style:style style:name="T79" style:family="text">
      <style:text-properties style:font-name="Verdana" style:font-name-asian="Times New Roman" style:letter-kerning="true" style:language-asian="hi" style:country-asian="IN" style:font-name-complex="Verdana" fo:language="nl" fo:country="NL" fo:font-weight="bold" fo:font-size="10pt" style:font-size-asian="10pt" style:font-weight-asian="bold" style:use-window-font-color="true" style:font-weight-complex="bold"/>
    </style:style>
    <style:style style:name="T80" style:family="text">
      <style:text-properties style:font-name="Verdana" style:font-name-asian="Times New Roman" style:letter-kerning="true" style:language-asian="hi" style:country-asian="IN" style:font-name-complex="Verdana" fo:language="nl" fo:country="NL" style:use-window-font-color="true" fo:font-size="10pt" fo:font-style="italic" style:font-size-asian="10pt" style:font-style-asian="italic" style:font-style-complex="italic"/>
    </style:style>
    <style:style style:name="T81" style:family="text">
      <style:text-properties style:font-name="Verdana" style:letter-kerning="true" fo:language="nl" fo:country="NL" style:language-asian="hi" style:country-asian="IN" style:font-name-asian="Times New Roman" style:font-name-complex="Verdana"/>
    </style:style>
    <style:style style:name="T82" style:family="text">
      <style:text-properties style:letter-kerning="true" style:language-asian="hi" style:country-asian="IN" style:font-name-asian="Times New Roman" style:font-name-complex="Verdana"/>
    </style:style>
    <style:style style:name="T8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4" style:family="text">
      <style:text-properties style:use-window-font-color="true" style:font-name="Verdana" fo:font-size="10pt" fo:language="en" fo:country="US" style:language-asian="hi" style:country-asian="IN" style:font-size-asian="10pt" style:letter-kerning="true" style:font-name-asian="Times New Roman" style:font-name-complex="Verdana"/>
    </style:style>
    <style:style style:name="T85" style:family="text">
      <style:text-properties style:language-complex="hi" style:country-complex="IN" style:font-name-asian="Times New Roman" style:text-overline-style="none" style:text-overline-color="font-color" style:font-relief="none" style:text-emphasize="none" style:font-style-complex="normal" style:font-style-asian="normal" style:font-weight-complex="normal" style:font-weight-asian="normal" style:font-size-complex="10pt" style:font-size-asian="10pt" style:letter-kerning="true" style:font-name="Verdana" fo:language="en" fo:country="US" style:text-line-through-mode="continuous" fo:text-shadow="none" style:text-outline="false" fo:font-style="normal" style:text-line-through-type="none" style:text-underline-style="none" style:text-underline-color="font-color" fo:font-weight="normal" fo:font-size="10pt" style:language-asian="hi" style:country-asian="IN" style:font-name-complex="Verdana"/>
    </style:style>
    <style:style style:name="T86" style:family="text">
      <style:text-properties style:use-window-font-color="true" fo:font-size="10pt" fo:language="en" fo:country="US" style:font-size-asian="10pt" style:letter-kerning="true" style:language-asian="hi" style:country-asian="IN" style:font-name-asian="Times New Roman" style:font-name-complex="Verdana"/>
    </style:style>
    <style:style style:name="T87" style:family="text">
      <style:text-properties style:use-window-font-color="true" fo:font-size="10pt" fo:language="en" fo:country="US" style:font-size-asian="10pt" style:letter-kerning="true" style:language-asian="hi" style:country-asian="IN" style:font-name-asian="Times New Roman" style:font-name-complex="Verdana" style:font-name="Verdana"/>
    </style:style>
    <style:style style:name="T88"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6.80000019073486pt" style:font-size-asian="10pt" style:font-name-complex="Lohit Devanagari" style:font-name-asian="Noto Sans CJK SC"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fo:font-weight="normal"/>
    </style:style>
    <style:style style:name="T89"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6.80000019073486pt" style:font-size-asian="10pt" style:language-complex="none" style:country-complex="none" style:language-asian="hi" style:country-asian="IN" style:text-line-through-mode="continuous" fo:text-shadow="none" style:text-outline="false" fo:font-style="normal" style:text-line-through-type="none" style:text-underline-style="none" style:text-underline-color="font-color" fo:font-weight="normal" style:use-window-font-color="true" style:letter-kerning="true" fo:language="nl" fo:country="NL" style:font-name-asian="Times New Roman" style:font-name-complex="Verdana"/>
    </style:style>
    <style:style style:name="T90" style:family="text">
      <style:text-properties style:use-window-font-color="true" style:font-name="Verdana" fo:font-size="10pt" style:letter-kerning="true" fo:language="en" fo:country="US" style:language-asian="hi" style:country-asian="IN" style:font-name-asian="Times New Roman" style:font-name-complex="Verdana" style:font-size-asian="10pt"/>
    </style:style>
    <style:style style:name="T91" style:family="text">
      <style:text-properties style:use-window-font-color="true" style:font-name="Verdana" fo:font-size="10pt" style:language-asian="hi" style:country-asian="IN" style:font-size-asian="10pt" style:letter-kerning="true" fo:language="en" fo:country="US" style:font-name-asian="Times New Roman" style:font-name-complex="Verdana"/>
    </style:style>
    <style:style style:name="T92" style:family="text">
      <style:text-properties style:use-window-font-color="true" fo:font-size="10pt" style:font-size-asian="10pt" style:font-name="Verdana" style:letter-kerning="true" fo:language="nl" fo:country="NL" style:language-asian="hi" style:country-asian="IN" style:font-name-asian="Times New Roman" style:font-name-complex="Verdana"/>
    </style:style>
    <style:style style:name="T93" style:family="text">
      <style:text-properties style:use-window-font-color="true" fo:font-size="10pt" style:font-size-asian="10pt" style:letter-kerning="true" fo:language="nl" fo:country="NL" style:language-asian="hi" style:country-asian="IN" style:font-name="Verdana" style:font-name-asian="Times New Roman" style:font-name-complex="Verdana"/>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54"/>
        <table:table-column table:style-name="co7" table:default-cell-style-name="ce57"/>
        <table:table-column table:style-name="co8" table:default-cell-style-name="ce57"/>
        <table:table-column table:style-name="co1" table:number-columns-repeated="1011" table:default-cell-style-name="Default"/>
        <table:table-row table:style-name="ro1">
          <table:table-cell office:value-type="string" calcext:value-type="string">
            <text:p>new_name</text:p>
          </table:table-cell>
          <table:table-cell table:style-name="ce28" office:value-type="string" calcext:value-type="string">
            <text:p>page</text:p>
          </table:table-cell>
          <table:table-cell table:style-name="ce28" office:value-type="string" calcext:value-type="string">
            <text:p>qid</text:p>
          </table:table-cell>
          <table:table-cell table:style-name="ce28" office:value-type="string" calcext:value-type="string">
            <text:p>id</text:p>
          </table:table-cell>
          <table:table-cell table:style-name="ce28" office:value-type="string" calcext:value-type="string">
            <text:p>layout</text:p>
          </table:table-cell>
          <table:table-cell table:style-name="ce28" office:value-type="string" calcext:value-type="string">
            <text:p>filter</text:p>
          </table:table-cell>
          <table:table-cell table:style-name="ce28" office:value-type="string" calcext:value-type="string">
            <text:p>group</text:p>
          </table:table-cell>
          <table:table-cell table:style-name="ce36" office:value-type="string" calcext:value-type="string">
            <text:p>question_dutch</text:p>
          </table:table-cell>
          <table:table-cell table:style-name="ce36" office:value-type="string" calcext:value-type="string">
            <text:p>subquestion_dutch</text:p>
          </table:table-cell>
          <table:table-cell table:style-name="ce36" office:value-type="string" calcext:value-type="string">
            <text:p>category_dutch</text:p>
          </table:table-cell>
          <table:table-cell table:style-name="ce52" office:value-type="string" calcext:value-type="string">
            <text:p>question_english</text:p>
          </table:table-cell>
          <table:table-cell table:style-name="ce56" office:value-type="string" calcext:value-type="string">
            <text:p>subquestion_english</text:p>
          </table:table-cell>
          <table:table-cell table:style-name="ce87" office:value-type="string" calcext:value-type="string">
            <text:p>categories_english</text:p>
          </table:table-cell>
          <table:table-cell table:style-name="ce28" office:value-type="string" calcext:value-type="string">
            <text:p>ordered</text:p>
          </table:table-cell>
          <table:table-cell table:style-name="ce28" office:value-type="string" calcext:value-type="string">
            <text:p>type</text:p>
          </table:table-cell>
          <table:table-cell table:style-name="ce28" office:value-type="string" calcext:value-type="string">
            <text:p>nice_name_english</text:p>
          </table:table-cell>
          <table:table-cell table:style-name="ce28" table:number-columns-repeated="1008"/>
        </table:table-row>
        <table:table-row table:style-name="ro1">
          <table:table-cell/>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duction </text:p>
          </table:table-cell>
          <table:table-cell table:style-name="ce7" office:value-type="string" calcext:value-type="string">
            <text:p>Deze maand krijgt u de derde vragenlijst uit de reeks “Corona-uitbraak in Nederland” over hoe het coronavirus van invloed is op uw dagelijkse leven. Ook als u de eerdere twee vragenlijsten niet hebt ingevuld, kunt u meedoen.Een aantal van de vragen uit de eerste twee vragenlijsten wordt nu opnieuw aan u voorgelegd, om te kijken of uw situatie twee maanden na de genomen maatregelen is veranderd ten opzichte van toen de maatregelen net waren ingevoerd. Hoewel er voorzichtig positieve signalen zijn, “zijn we er nog lang niet”, meldt premier Rutte. Het blijft daarom belangrijk dat er onderzoek wordt gedaan. Naast onderzoek naar gezondheid, en iemands welbevinden, is ook onderzoek naar de economische gevolgen voor werkenden, gepensioneerden en niet-werkenden nodig. Op basis van de situatie nu, zou er voor de toekomst beleid moeten worden gemaakt, zodat bij eventuele volgende uitbraken op de juiste manier kan worden gehandeld.Ook nu weer: bedankt alvast voor het meedoen!</text:p>
          </table:table-cell>
          <table:table-cell table:number-columns-repeated="2"/>
          <table:table-cell table:style-name="ce53" office:value-type="string" calcext:value-type="string">
            <text:p><text:span text:style-name="T28">This month you will receive the third questionnaire in the series "Corona outbreak in the Netherlands" on how the coronavirus affects your daily life. You can also participate if you have not completed the previous two questionnaires. A number of the questions from the first two questionnaires will now be asked to you again, to see if your situation has changed two months after the measures were taken compared to when the measures had just been implemented.  </text:span><text:span text:style-name="T29">Although there are cautiously positive signs, Prime Minister Rutte says "we are far from there".</text:span><text:span text:style-name="T30"> It therefore remains important that research is carried out. In addition to research on health and a person's well-being, research on the economic consequences for those in work, pensioners, and the unemployed is also needed. Based on the situation now, policy should be made for the future, so that any subsequent outbreaks can be dealt with in the right way. Once again: thank you for participating!</text:span></text:p>
          </table:table-cell>
          <table:table-cell table:number-columns-repeated="3"/>
          <table:table-cell office:value-type="string" calcext:value-type="string">
            <text:p>open</text:p>
          </table:table-cell>
          <table:table-cell table:number-columns-repeated="1009"/>
        </table:table-row>
        <table:table-row table:style-name="ro1">
          <table:table-cell/>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table:style-name="ce6" office:value-type="string" calcext:value-type="string">
            <text:p>Heeft een huisarts of een ander medisch deskundige bij u de diagnose gesteld dat u besmet bent met het coronavirus (Covid-19)?</text:p>
          </table:table-cell>
          <table:table-cell table:style-name="ce6"/>
          <table:table-cell table:style-name="ce6" office:value-type="string" calcext:value-type="string">
            <text:p>Ja die diagnose is bij mij gesteld, Nee, Het is nog niet zeker</text:p>
          </table:table-cell>
          <table:table-cell office:value-type="string" calcext:value-type="string">
            <text:p>Has a doctor or another healthcare professional diagnosed you with the coronavirus (COVID-19)?</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table:style-name="ce6" office:value-type="string" calcext:value-type="string">
            <text:p>Denkt u zelf dat u besmet bent met het coronavirus (Covid-19)?</text:p>
          </table:table-cell>
          <table:table-cell table:style-name="ce6"/>
          <table:table-cell table:style-name="ce6" office:value-type="string" calcext:value-type="string">
            <text:p>Ja, Nee, Ik weet het niet</text:p>
          </table:table-cell>
          <table:table-cell office:value-type="string" calcext:value-type="string">
            <text:p>Do you think you’ve been infected with the coronavirus (COVID-19)?</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4.1" calcext:value-type="float">
            <text:p>4.1</text:p>
          </table:table-cell>
          <table:table-cell table:style-name="ce2" office:value-type="string" calcext:value-type="string">
            <text:p>q1header</text:p>
          </table:table-cell>
          <table:table-cell table:style-name="ce2" office:value-type="string" calcext:value-type="string">
            <text:p>q1a</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wordt besmet</text:p>
          </table:table-cell>
          <table:table-cell/>
          <table:table-cell table:style-name="Default"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be infected</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4.2" calcext:value-type="float">
            <text:p>4.2</text:p>
          </table:table-cell>
          <table:table-cell table:style-name="ce2" office:value-type="string" calcext:value-type="string">
            <text:p>q1header</text:p>
          </table:table-cell>
          <table:table-cell table:style-name="ce2" office:value-type="string" calcext:value-type="string">
            <text:p>q1b</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iemand in uw directe omgeving (familie, vrienden, collega’s) wordt besmet</text:p>
          </table:table-cell>
          <table:table-cell/>
          <table:table-cell table:style-name="Default"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Someone in your direct environment (family, friends, colleagues) will be infected</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4.3" calcext:value-type="float">
            <text:p>4.3</text:p>
          </table:table-cell>
          <table:table-cell table:style-name="ce2" office:value-type="string" calcext:value-type="string">
            <text:p>q1header</text:p>
          </table:table-cell>
          <table:table-cell table:style-name="ce2" office:value-type="string" calcext:value-type="string">
            <text:p>q1c</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moet naar het ziekenhuis als u wordt besmet</text:p>
          </table:table-cell>
          <table:table-cell/>
          <table:table-cell table:style-name="Default"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have to go to the hospital if you get infected <text:s text:c="2"/></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4.4" calcext:value-type="float">
            <text:p>4.4</text:p>
          </table:table-cell>
          <table:table-cell table:style-name="ce2" office:value-type="string" calcext:value-type="string">
            <text:p>q1header</text:p>
          </table:table-cell>
          <table:table-cell table:style-name="ce2" office:value-type="string" calcext:value-type="string">
            <text:p>q1d</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wordt besmet en u besmet iemand anders</text:p>
          </table:table-cell>
          <table:table-cell/>
          <table:table-cell table:style-name="Default"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be infected and you infect someone else</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5.1" calcext:value-type="float">
            <text:p>5.1</text:p>
          </table:table-cell>
          <table:table-cell table:style-name="ce2" office:value-type="string" calcext:value-type="string">
            <text:p>q30hd_week_pre</text:p>
          </table:table-cell>
          <table:table-cell table:style-name="ce2" office:value-type="string" calcext:value-type="string">
            <text:p>q30a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2" calcext:value-type="float">
            <text:p>5.2</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3" calcext:value-type="float">
            <text:p>5.3</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4" calcext:value-type="float">
            <text:p>5.4</text:p>
          </table:table-cell>
          <table:table-cell table:style-name="ce2" office:value-type="string" calcext:value-type="string">
            <text:p>q30hd_week_pre</text:p>
          </table:table-cell>
          <table:table-cell table:style-name="ce2" office:value-type="string" calcext:value-type="string">
            <text:p>q30d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5" calcext:value-type="float">
            <text:p>5.5</text:p>
          </table:table-cell>
          <table:table-cell table:style-name="ce2" office:value-type="string" calcext:value-type="string">
            <text:p>q30hd_week_pre</text:p>
          </table:table-cell>
          <table:table-cell table:style-name="ce2" office:value-type="string" calcext:value-type="string">
            <text:p>q30e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1" calcext:value-type="float">
            <text:p>6.1</text:p>
          </table:table-cell>
          <table:table-cell table:style-name="ce2" office:value-type="string" calcext:value-type="string">
            <text:p>q30hd_maand</text:p>
          </table:table-cell>
          <table:table-cell table:style-name="ce2" office:value-type="string" calcext:value-type="string">
            <text:p>q30a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2" calcext:value-type="float">
            <text:p>6.2</text:p>
          </table:table-cell>
          <table:table-cell table:style-name="ce2" office:value-type="string" calcext:value-type="string">
            <text:p>q30hd_maand</text:p>
          </table:table-cell>
          <table:table-cell table:style-name="ce2" office:value-type="string" calcext:value-type="string">
            <text:p>q30b_mdn</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3" calcext:value-type="float">
            <text:p>6.3</text:p>
          </table:table-cell>
          <table:table-cell table:style-name="ce2" office:value-type="string" calcext:value-type="string">
            <text:p>q30hd_maand</text:p>
          </table:table-cell>
          <table:table-cell table:style-name="ce2" office:value-type="string" calcext:value-type="string">
            <text:p>q30c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4" calcext:value-type="float">
            <text:p>6.4</text:p>
          </table:table-cell>
          <table:table-cell table:style-name="ce2" office:value-type="string" calcext:value-type="string">
            <text:p>q30hd_maand</text:p>
          </table:table-cell>
          <table:table-cell table:style-name="ce2" office:value-type="string" calcext:value-type="string">
            <text:p>q30d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5" calcext:value-type="float">
            <text:p>6.5</text:p>
          </table:table-cell>
          <table:table-cell table:style-name="ce2" office:value-type="string" calcext:value-type="string">
            <text:p>q30hd_maand</text:p>
          </table:table-cell>
          <table:table-cell table:style-name="ce2" office:value-type="string" calcext:value-type="string">
            <text:p>q30e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1" calcext:value-type="float">
            <text:p>7.1</text:p>
          </table:table-cell>
          <table:table-cell table:style-name="ce2" office:value-type="string" calcext:value-type="string">
            <text:p>q30hd_week_post</text:p>
          </table:table-cell>
          <table:table-cell table:style-name="ce2" office:value-type="string" calcext:value-type="string">
            <text:p>q30a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2" calcext:value-type="float">
            <text:p>7.2</text:p>
          </table:table-cell>
          <table:table-cell table:style-name="ce2" office:value-type="string" calcext:value-type="string">
            <text:p>q30hd_week_post</text:p>
          </table:table-cell>
          <table:table-cell table:style-name="ce2" office:value-type="string" calcext:value-type="string">
            <text:p>q30b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3" calcext:value-type="float">
            <text:p>7.3</text:p>
          </table:table-cell>
          <table:table-cell table:style-name="ce2" office:value-type="string" calcext:value-type="string">
            <text:p>q30hd_week_post</text:p>
          </table:table-cell>
          <table:table-cell table:style-name="ce2" office:value-type="string" calcext:value-type="string">
            <text:p>q30c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4" calcext:value-type="float">
            <text:p>7.4</text:p>
          </table:table-cell>
          <table:table-cell table:style-name="ce2" office:value-type="string" calcext:value-type="string">
            <text:p>q30hd_week_post</text:p>
          </table:table-cell>
          <table:table-cell table:style-name="ce2" office:value-type="string" calcext:value-type="string">
            <text:p>q30d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5" calcext:value-type="float">
            <text:p>7.5</text:p>
          </table:table-cell>
          <table:table-cell table:style-name="ce2" office:value-type="string" calcext:value-type="string">
            <text:p>q30hd_week_post</text:p>
          </table:table-cell>
          <table:table-cell table:style-name="ce2" office:value-type="string" calcext:value-type="string">
            <text:p>q30e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8" calcext:value-type="float">
            <text:p>8</text:p>
          </table:table-cell>
          <table:table-cell table:style-name="ce2" office:value-type="string" calcext:value-type="string">
            <text:p>SAH</text:p>
          </table:table-cell>
          <table:table-cell/>
          <table:table-cell office:value-type="string" calcext:value-type="string">
            <text:p>cat</text:p>
          </table:table-cell>
          <table:table-cell office:value-type="string" calcext:value-type="string">
            <text:p>-</text:p>
          </table:table-cell>
          <table:table-cell office:value-type="string" calcext:value-type="string">
            <text:p>Health</text:p>
          </table:table-cell>
          <table:table-cell table:style-name="ce7" office:value-type="string" calcext:value-type="string">
            <text:p>Gaat het met uw gezondheid beter of slechter dan in november vorig jaar?</text:p>
          </table:table-cell>
          <table:table-cell/>
          <table:table-cell table:style-name="ce15" office:value-type="string" calcext:value-type="string">
            <text:p>Veel slechter, Een beetje slechter, Gelijk,Een beetje beter, Veel beter</text:p>
          </table:table-cell>
          <table:table-cell table:style-name="ce65" office:value-type="string" calcext:value-type="string">
            <text:p>Is your health better or worse than last November?</text:p>
          </table:table-cell>
          <table:table-cell table:style-name="ce85" office:value-type="string" calcext:value-type="string">
            <text:p><text:span text:style-name="T82"/></text:p>
          </table:table-cell>
          <table:table-cell table:style-name="ce94" office:value-type="string" calcext:value-type="string">
            <text:p><text:span text:style-name="T85">Much worse, A little worse, Same as , A little better, Much bet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9.1" calcext:value-type="float">
            <text:p>9.1</text:p>
          </table:table-cell>
          <table:table-cell table:style-name="ce2" office:value-type="string" calcext:value-type="string">
            <text:p>expectedduration</text:p>
          </table:table-cell>
          <table:table-cell table:style-name="ce3" office:value-type="string" calcext:value-type="string">
            <text:p>duration1</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alle scholen weer open zijn op een gewone manier (dus bv. zonder om de dag of halve dagen naar school te gaan zoals vanaf 11 mei voor de basisscholen geldt)</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86" office:value-type="string" calcext:value-type="string">
            <text:p><text:span text:style-name="T47">all schools are open again in a normal way (e.g. without going to school every other day or half-day as is the case for primary schools from 11 May).</text:span></text:p>
          </table:table-cell>
          <table:table-cell table:style-name="ce95" office:value-type="string" calcext:value-type="string">
            <text:p><text:span text:style-name="T86">by the end of June, </text:span><text:span text:style-name="T87">between July and the end of August, between September and the end of the year, in 2021, in 2022 or la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9.2" calcext:value-type="float">
            <text:p>9.2</text:p>
          </table:table-cell>
          <table:table-cell table:style-name="ce2" office:value-type="string" calcext:value-type="string">
            <text:p>expectedduration</text:p>
          </table:table-cell>
          <table:table-cell table:style-name="ce3" office:value-type="string" calcext:value-type="string">
            <text:p>duration2</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cafés en restaurants weer open zijn</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cafes and restaurants are open again</text:p>
          </table:table-cell>
          <table:table-cell table:style-name="ce95" office:value-type="string" calcext:value-type="string">
            <text:p><text:span text:style-name="T86">by the end of June, </text:span><text:span text:style-name="T87">between July and the end of August, between September and the end of the year, in 2021, in 2022 or la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9.3" calcext:value-type="float">
            <text:p>9.3</text:p>
          </table:table-cell>
          <table:table-cell table:style-name="ce2" office:value-type="string" calcext:value-type="string">
            <text:p>expectedduration</text:p>
          </table:table-cell>
          <table:table-cell table:style-name="ce3" office:value-type="string" calcext:value-type="string">
            <text:p>duration3</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we weer op vakantie kunnen gaan in bijna heel Europa</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we can go on holiday again in almost all of Europe</text:p>
          </table:table-cell>
          <table:table-cell table:style-name="ce95" office:value-type="string" calcext:value-type="string">
            <text:p><text:span text:style-name="T86">by the end of June, </text:span><text:span text:style-name="T87">between July and the end of August, between September and the end of the year, in 2021, in 2022 or la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9.4" calcext:value-type="float">
            <text:p>9.4</text:p>
          </table:table-cell>
          <table:table-cell table:style-name="ce2" office:value-type="string" calcext:value-type="string">
            <text:p>expectedduration</text:p>
          </table:table-cell>
          <table:table-cell table:style-name="ce3" office:value-type="string" calcext:value-type="string">
            <text:p>duration4</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alle economische activiteiten weer plaatsvinden zoals voorheen</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all economic activities take place as before</text:p>
          </table:table-cell>
          <table:table-cell table:style-name="ce95" office:value-type="string" calcext:value-type="string">
            <text:p><text:span text:style-name="T86">by the end of June, </text:span><text:span text:style-name="T87">between July and the end of August, between September and the end of the year, in 2021, in 2022 or la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10.1" calcext:value-type="float">
            <text:p>10.1</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verricht betaald werk in loondienst, full-time of part-time</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am in paid employment, full-time or part-time</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2" calcext:value-type="float">
            <text:p>10.2</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ben zelfstandig ondernemer</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am self-employed</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3" calcext:value-type="float">
            <text:p>10.3</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ben werkloos en ben op zoek naar werk</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am unemployed and looking for work</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4" calcext:value-type="float">
            <text:p>10.4</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ben (vervroegd) gepensioneerd</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retired (early)</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5" calcext:value-type="float">
            <text:p>10.5</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ontvang een arbeidsongeschiktheidsuitkering of sociale bijstand en ben niet op zoek naar werk</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receive disability benefit or social assistance and am not looking for work</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6" calcext:value-type="float">
            <text:p>10.6</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ben leerling / student / stagiair en krijg alleen een onkostenvergoeding</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am an apprentice / student / trainee and only receive an expense allowance</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7" calcext:value-type="float">
            <text:p>10.7</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doe het huishouden</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do the housework</text:p>
          </table:table-cell>
          <table:table-cell table:style-name="Default"/>
          <table:table-cell/>
          <table:table-cell office:value-type="string" calcext:value-type="string">
            <text:p>bool</text:p>
          </table:table-cell>
          <table:table-cell table:number-columns-repeated="1009"/>
        </table:table-row>
        <table:table-row table:style-name="ro2">
          <table:table-cell/>
          <table:table-cell table:style-name="ce18" office:value-type="float" office:value="11.1" calcext:value-type="float">
            <text:p>11.1</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16">Als u altijd thuis werkt, vult u alle uren in bij 'vanuit huis'.  Vult u nul (0) in als u nooit op uw werkplek of thuis werkt.</text:span></text:p>
          </table:table-cell>
          <table:table-cell table:style-name="ce39" office:value-type="string" calcext:value-type="string">
            <text:p>De afgelopen zeven dagen - Op uw werkplek</text:p>
          </table:table-cell>
          <table:table-cell table:style-name="ce39"/>
          <table:table-cell table:style-name="ce67" office:value-type="string" calcext:value-type="string">
            <text:p><text:span text:style-name="T43">How many hours per week in the past seven days did you work at your workplace and from home? I</text:span><text:span text:style-name="T44">f you always work from home, fill in all hours at 'from home'. </text:span><text:span text:style-name="T44"/><text:span text:style-name="T44">Fill in zero (0) if you never work at your workplace or at home.</text:span></text:p>
          </table:table-cell>
          <table:table-cell table:style-name="ce58" office:value-type="string" calcext:value-type="string">
            <text:p>Past Seven Days - At Work</text:p>
          </table:table-cell>
          <table:table-cell table:style-name="ce58"/>
          <table:table-cell table:style-name="ce18"/>
          <table:table-cell table:style-name="ce18" office:value-type="string" calcext:value-type="string">
            <text:p>int</text:p>
          </table:table-cell>
          <table:table-cell table:style-name="ce18" table:number-columns-repeated="1009"/>
        </table:table-row>
        <table:table-row table:style-name="ro2">
          <table:table-cell/>
          <table:table-cell table:style-name="ce18" office:value-type="float" office:value="11.2" calcext:value-type="float">
            <text:p>11.2</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16">Als u altijd thuis werkt, vult u alle uren in bij 'vanuit huis'.  Vult u nul (0) in als u nooit op uw werkplek of thuis werkt.</text:span></text:p>
          </table:table-cell>
          <table:table-cell table:style-name="ce39" office:value-type="string" calcext:value-type="string">
            <text:p>De afgelopen zeven dagen - Vanuit huis </text:p>
          </table:table-cell>
          <table:table-cell table:style-name="ce39"/>
          <table:table-cell table:style-name="ce67" office:value-type="string" calcext:value-type="string">
            <text:p><text:span text:style-name="T43">How many hours per week in the past seven days did you work at your workplace and from home? I</text:span><text:span text:style-name="T44">f you always work from home, fill in all hours at 'from home'. </text:span><text:span text:style-name="T44"/><text:span text:style-name="T44">Fill in zero (0) if you never work at your workplace or at home.</text:span></text:p>
          </table:table-cell>
          <table:table-cell table:style-name="ce58" office:value-type="string" calcext:value-type="string">
            <text:p><text:span text:style-name="T83">Past Seven Days – </text:span>At Home</text:p>
          </table:table-cell>
          <table:table-cell table:style-name="ce58"/>
          <table:table-cell table:style-name="ce18"/>
          <table:table-cell table:style-name="ce18" office:value-type="string" calcext:value-type="string">
            <text:p>int</text:p>
          </table:table-cell>
          <table:table-cell table:style-name="ce18" table:number-columns-repeated="1009"/>
        </table:table-row>
        <table:table-row table:style-name="ro1">
          <table:table-cell/>
          <table:table-cell office:value-type="float" office:value="12.1" calcext:value-type="float">
            <text:p>12.1</text:p>
          </table:table-cell>
          <table:table-cell table:style-name="ce2" office:value-type="string" calcext:value-type="string">
            <text:p>vacsick</text:p>
          </table:table-cell>
          <table:table-cell table:style-name="ce2" office:value-type="string" calcext:value-type="string">
            <text:p>vacsick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voor vrije tijd (ontspanning, vermaak)</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for leisure (relaxation, entertainment)</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2.2" calcext:value-type="float">
            <text:p>12.2</text:p>
          </table:table-cell>
          <table:table-cell table:style-name="ce2" office:value-type="string" calcext:value-type="string">
            <text:p>vacsick</text:p>
          </table:table-cell>
          <table:table-cell table:style-name="ce2" office:value-type="string" calcext:value-type="string">
            <text:p>vacsick2</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om voor de kinderen te zorgen</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to take care of the childre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2.3" calcext:value-type="float">
            <text:p>12.3</text:p>
          </table:table-cell>
          <table:table-cell table:style-name="ce2" office:value-type="string" calcext:value-type="string">
            <text:p>vacsick</text:p>
          </table:table-cell>
          <table:table-cell table:style-name="ce2" office:value-type="string" calcext:value-type="string">
            <text:p>vacsick3</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voor een andere reden</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for another reaso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2.4" calcext:value-type="float">
            <text:p>12.4</text:p>
          </table:table-cell>
          <table:table-cell table:style-name="ce2" office:value-type="string" calcext:value-type="string">
            <text:p>vacsick</text:p>
          </table:table-cell>
          <table:table-cell table:style-name="ce2" office:value-type="string" calcext:value-type="string">
            <text:p>vacsick4</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zich ziek gemeld</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reported sick</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2.5" calcext:value-type="float">
            <text:p>12.5</text:p>
          </table:table-cell>
          <table:table-cell table:style-name="ce2" office:value-type="string" calcext:value-type="string">
            <text:p>vacsick</text:p>
          </table:table-cell>
          <table:table-cell table:style-name="ce2" office:value-type="string" calcext:value-type="string">
            <text:p>vacsick5</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niet gewerkt vanwege een officiële vrije dag</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not worked because of an official day off</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3" calcext:value-type="float">
            <text:p>13</text:p>
          </table:table-cell>
          <table:table-cell table:style-name="ce2" office:value-type="string" calcext:value-type="string">
            <text:p>work_perc</text:p>
          </table:table-cell>
          <table:table-cell/>
          <table:table-cell office:value-type="string" calcext:value-type="string">
            <text:p>open</text:p>
          </table:table-cell>
          <table:table-cell table:style-name="ce2" office:value-type="string" calcext:value-type="string">
            <text:p>EmploymentStatus</text:p>
          </table:table-cell>
          <table:table-cell office:value-type="string" calcext:value-type="string">
            <text:p>Working from Home Capacity</text:p>
          </table:table-cell>
          <table:table-cell table:style-name="ce7" office:value-type="string" calcext:value-type="string">
            <text:p>Hoeveel procent van uw normale werkzaamheden van voor de uitbraak van het coronavirus kunt u ook met thuiswerken doen?</text:p>
          </table:table-cell>
          <table:table-cell table:number-columns-repeated="2"/>
          <table:table-cell table:style-name="ce63" office:value-type="string" calcext:value-type="string">
            <text:p><text:span text:style-name="T47">What percentage of your normal work prior to the coronavirus outbreak can you do while working from home?</text:span></text:p>
          </table:table-cell>
          <table:table-cell table:number-columns-repeated="3"/>
          <table:table-cell office:value-type="string" calcext:value-type="string">
            <text:p>int</text:p>
          </table:table-cell>
          <table:table-cell table:number-columns-repeated="1009"/>
        </table:table-row>
        <table:table-row table:style-name="ro1">
          <table:table-cell/>
          <table:table-cell office:value-type="float" office:value="14.1" calcext:value-type="float">
            <text:p>14.1</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2" calcext:value-type="float">
            <text:p>14.2</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3" calcext:value-type="float">
            <text:p>14.3</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4" calcext:value-type="float">
            <text:p>14.4</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5" calcext:value-type="float">
            <text:p>14.5</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6" calcext:value-type="float">
            <text:p>14.6</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7" calcext:value-type="float">
            <text:p>14.7</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87" office:value-type="string" calcext:value-type="string">
            <text:p>I don't know.</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1" calcext:value-type="float">
            <text:p>15.1</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2" calcext:value-type="float">
            <text:p>15.2</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3" calcext:value-type="float">
            <text:p>15.3</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4" calcext:value-type="float">
            <text:p>15.4</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5" calcext:value-type="float">
            <text:p>15.5</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it's necessar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6" calcext:value-type="float">
            <text:p>15.6</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7" calcext:value-type="float">
            <text:p>15.7</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87" office:value-type="string" calcext:value-type="string">
            <text:p>I don't know.</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1" calcext:value-type="float">
            <text:p>16.1</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2" calcext:value-type="float">
            <text:p>16.2</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3" calcext:value-type="float">
            <text:p>16.3</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86" office:value-type="string" calcext:value-type="string">
            <text:p><text:span text:style-name="T47">Yeah, but I don't know if the application's been granted yet.</text:spa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4" calcext:value-type="float">
            <text:p>16.4</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86" office:value-type="string" calcext:value-type="string">
            <text:p><text:span text:style-name="T47">No, but I think my employer is going to do this</text:spa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5" calcext:value-type="float">
            <text:p>16.5</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necessar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6" calcext:value-type="float">
            <text:p>16.6</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7" calcext:value-type="float">
            <text:p>16.7</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1" calcext:value-type="float">
            <text:p>17.1</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2" calcext:value-type="float">
            <text:p>17.2</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3" calcext:value-type="float">
            <text:p>17.3</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4" calcext:value-type="float">
            <text:p>17.4</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ga dit wel do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5" calcext:value-type="float">
            <text:p>17.5</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6" calcext:value-type="float">
            <text:p>17.6</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heb geen werknemers in dienst/geen loonkost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have no employees/no payroll cost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7" calcext:value-type="float">
            <text:p>17.7</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8" calcext:value-type="float">
            <text:p>17.8</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om een andere red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9" calcext:value-type="float">
            <text:p>17.9</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Ik wist niet dat deze regeling er is</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1" calcext:value-type="float">
            <text:p>18.1</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2" calcext:value-type="float">
            <text:p>18.2</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3" calcext:value-type="float">
            <text:p>18.3</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4" calcext:value-type="float">
            <text:p>18.4</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ga dit wel do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5" calcext:value-type="float">
            <text:p>18.5</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6" calcext:value-type="float">
            <text:p>18.6</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7" calcext:value-type="float">
            <text:p>18.7</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om een andere red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8" calcext:value-type="float">
            <text:p>18.8</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Ik wist niet dat deze regeling er is</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1" calcext:value-type="float">
            <text:p>19.1</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2" calcext:value-type="float">
            <text:p>19.2</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3" calcext:value-type="float">
            <text:p>19.3</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4" calcext:value-type="float">
            <text:p>19.4</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ga dit wel do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5" calcext:value-type="float">
            <text:p>19.5</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6" calcext:value-type="float">
            <text:p>19.6</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7" calcext:value-type="float">
            <text:p>19.7</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om een andere red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8" calcext:value-type="float">
            <text:p>19.8</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Ik wist niet dat deze regeling er is</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1" calcext:value-type="float">
            <text:p>20.1</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de aanvraag is toegekend</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2" calcext:value-type="float">
            <text:p>20.2</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de aanvraag is afgewez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3" calcext:value-type="float">
            <text:p>20.3</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ik weet nog niet of de aanvraag is toegekend</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4" calcext:value-type="float">
            <text:p>20.4</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maar ik ga dit wel do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5" calcext:value-type="float">
            <text:p>20.5</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ik denk niet dat mijn bedrijf hiervoor in aanmerking komt</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6" calcext:value-type="float">
            <text:p>20.6</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dit is te veel administratief gedoe</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7" calcext:value-type="float">
            <text:p>20.7</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om een andere red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8" calcext:value-type="float">
            <text:p>20.8</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Ik wist niet dat deze regeling er is</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1" calcext:value-type="float">
            <text:p>21.1</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3" office:value-type="string" calcext:value-type="string">
            <text:p>Ja</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87" office:value-type="string" calcext:value-type="string">
            <text:p>Ye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2" calcext:value-type="float">
            <text:p>21.2</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maar ik ga dit wel doen</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3" calcext:value-type="float">
            <text:p>21.3</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4" calcext:value-type="float">
            <text:p>21.4</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dit is te veel administratief gedoe</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5" calcext:value-type="float">
            <text:p>21.5</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om een andere reden</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6" calcext:value-type="float">
            <text:p>21.6</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Ik wist niet dat deze regeling er is</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7" calcext:value-type="float">
            <text:p>21.7</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iet van toepassing/ik heb geen g-rekening</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t applicable/I do not have a g-accou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2.1" calcext:value-type="float">
            <text:p>22.1</text:p>
          </table:table-cell>
          <table:table-cell table:style-name="ce3" office:value-type="string" calcext:value-type="string">
            <text:p>q17f_header</text:p>
          </table:table-cell>
          <table:table-cell table:style-name="ce3" office:value-type="string" calcext:value-type="string">
            <text:p>q17f_1</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een wijziging voorlopige aanslag?</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an amendment provisional assessment?</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2.2" calcext:value-type="float">
            <text:p>22.2</text:p>
          </table:table-cell>
          <table:table-cell table:style-name="ce3" office:value-type="string" calcext:value-type="string">
            <text:p>q17f_header</text:p>
          </table:table-cell>
          <table:table-cell table:style-name="ce5" office:value-type="string" calcext:value-type="string">
            <text:p><text:span text:style-name="T1">q17f_2</text:span><text:span text:style-name="T4"> </text:span></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verruiming borgstelling MKB?</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the extension of the guarantee for SMEs?</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2.3" calcext:value-type="float">
            <text:p>22.3</text:p>
          </table:table-cell>
          <table:table-cell table:style-name="ce3" office:value-type="string" calcext:value-type="string">
            <text:p>q17f_header</text:p>
          </table:table-cell>
          <table:table-cell table:style-name="ce5" office:value-type="string" calcext:value-type="string">
            <text:p><text:span text:style-name="T1">q17f_3</text:span><text:span text:style-name="T4"> </text:span></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Garantie Ondernemingsfaciliteit (GO)?</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89" office:value-type="string" calcext:value-type="string">
            <text:p><text:span text:style-name="T48">..</text:span><text:span text:style-name="T49">.the Enterprise Guarantee Facility (GO)?</text:span></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2.4" calcext:value-type="float">
            <text:p>22.4</text:p>
          </table:table-cell>
          <table:table-cell table:style-name="ce3" office:value-type="string" calcext:value-type="string">
            <text:p>q17f_header</text:p>
          </table:table-cell>
          <table:table-cell table:style-name="ce3" office:value-type="string" calcext:value-type="string">
            <text:p>q17f_4</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Qredits?</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the Qredits?</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2.5" calcext:value-type="float">
            <text:p>22.5</text:p>
          </table:table-cell>
          <table:table-cell table:style-name="ce3" office:value-type="string" calcext:value-type="string">
            <text:p>q17f_header</text:p>
          </table:table-cell>
          <table:table-cell table:style-name="ce3" office:value-type="string" calcext:value-type="string">
            <text:p>q17f_5</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het fonds voor overbruggingskredieten voor non-bancair gefinancierde bedrijven?</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89" office:value-type="string" calcext:value-type="string">
            <text:p><text:span text:style-name="T48">..</text:span><text:span text:style-name="T49">.the bridging loan fund for non-bank businesses?</text:span></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3.1" calcext:value-type="float">
            <text:p>23.1</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eer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more hour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3.2" calcext:value-type="float">
            <text:p>23.2</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hetzelfde aantal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the same number of hour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3.3" calcext:value-type="float">
            <text:p>23.3</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inder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fewer hour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3.4" calcext:value-type="float">
            <text:p>23.4</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Mijn werkgever heeft me ontslagen, maar het ontslag is nog niet ingegaa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My employer fired me, but the dismissal hasn't taken effect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3.5" calcext:value-type="float">
            <text:p>23.5</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1" calcext:value-type="float">
            <text:p>24.1</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oger</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higher</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2" calcext:value-type="float">
            <text:p>24.2</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etzelfde</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the sam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3" calcext:value-type="float">
            <text:p>24.3</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lager</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lower</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4" calcext:value-type="float">
            <text:p>24.4</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Ik heb faillissement aangevraagd</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I filed for bankruptc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5" calcext:value-type="float">
            <text:p>24.5</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5" calcext:value-type="float">
            <text:p>25</text:p>
          </table:table-cell>
          <table:table-cell office:value-type="string" calcext:value-type="string">
            <text:p>q2</text:p>
          </table:table-cell>
          <table:table-cell/>
          <table:table-cell office:value-type="string" calcext:value-type="string">
            <text:p>cat</text:p>
          </table:table-cell>
          <table:table-cell table:style-name="ce2" office:value-type="string" calcext:value-type="string">
            <text:p>EmploymentStatus</text:p>
          </table:table-cell>
          <table:table-cell office:value-type="string" calcext:value-type="string">
            <text:p>Work Change</text:p>
          </table:table-cell>
          <table:table-cell table:style-name="ce7" office:value-type="string" calcext:value-type="string">
            <text:p>^f_q2; Is uw arbeidssituatie door de uitbraak van het coronavirus veranderd?</text:p>
          </table:table-cell>
          <table:table-cell/>
          <table:table-cell office:value-type="string" calcext:value-type="string">
            <text:p>Ja, Nee</text:p>
          </table:table-cell>
          <table:table-cell table:style-name="ce65" office:value-type="string" calcext:value-type="string">
            <text:p>Has your employment situation changed with the coronavirus outbreak?</text:p>
          </table:table-cell>
          <table:table-cell/>
          <table:table-cell office:value-type="string" calcext:value-type="string">
            <text:p>Yes, No </text:p>
          </table:table-cell>
          <table:table-cell/>
          <table:table-cell office:value-type="string" calcext:value-type="string">
            <text:p>Categorical</text:p>
          </table:table-cell>
          <table:table-cell table:number-columns-repeated="1009"/>
        </table:table-row>
        <table:table-row table:style-name="ro1">
          <table:table-cell table:style-name="ce18"/>
          <table:table-cell table:style-name="ce18" office:value-type="float" office:value="26" calcext:value-type="float">
            <text:p>26</text:p>
          </table:table-cell>
          <table:table-cell table:style-name="ce22" office:value-type="string" calcext:value-type="string">
            <text:p>q4_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Last Job End</text:p>
          </table:table-cell>
          <table:table-cell table:style-name="ce43" office:value-type="string" calcext:value-type="string">
            <text:p>In welke maand en in welk jaar eindigde uw laatste baan?</text:p>
          </table:table-cell>
          <table:table-cell table:style-name="ce18" office:value-type="string" calcext:value-type="string">
            <text:p>jaar</text:p>
          </table:table-cell>
          <table:table-cell table:style-name="ce18"/>
          <table:table-cell table:style-name="ce65" office:value-type="string" calcext:value-type="string">
            <text:p>In which month and in which year did your last job end?</text:p>
          </table:table-cell>
          <table:table-cell table:style-name="ce58" office:value-type="string" calcext:value-type="string">
            <text:p>Year</text:p>
          </table:table-cell>
          <table:table-cell table:style-name="ce58"/>
          <table:table-cell table:style-name="ce18"/>
          <table:table-cell table:style-name="ce18" office:value-type="string" calcext:value-type="string">
            <text:p>int</text:p>
          </table:table-cell>
          <table:table-cell table:style-name="ce18" table:number-columns-repeated="1009"/>
        </table:table-row>
        <table:table-row table:style-name="ro1">
          <table:table-cell table:style-name="ce18"/>
          <table:table-cell table:style-name="ce18" office:value-type="float" office:value="26" calcext:value-type="float">
            <text:p>26</text:p>
          </table:table-cell>
          <table:table-cell table:style-name="ce22" office:value-type="string" calcext:value-type="string">
            <text:p>q4_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Last Job End</text:p>
          </table:table-cell>
          <table:table-cell table:style-name="ce43" office:value-type="string" calcext:value-type="string">
            <text:p>In welke maand en in welk jaar eindigde uw laatste baan?</text:p>
          </table:table-cell>
          <table:table-cell table:style-name="ce18" office:value-type="string" calcext:value-type="string">
            <text:p>maand</text:p>
          </table:table-cell>
          <table:table-cell table:style-name="ce18"/>
          <table:table-cell table:style-name="ce65" office:value-type="string" calcext:value-type="string">
            <text:p>In which month and in which year did your last job end?</text:p>
          </table:table-cell>
          <table:table-cell table:style-name="ce58" office:value-type="string" calcext:value-type="string">
            <text:p>Month</text:p>
          </table:table-cell>
          <table:table-cell table:style-name="ce58"/>
          <table:table-cell table:style-name="ce18"/>
          <table:table-cell table:style-name="ce18" office:value-type="string" calcext:value-type="string">
            <text:p>str</text:p>
          </table:table-cell>
          <table:table-cell table:style-name="ce18" table:number-columns-repeated="1009"/>
        </table:table-row>
        <table:table-row table:style-name="ro1">
          <table:table-cell/>
          <table:table-cell office:value-type="float" office:value="27" calcext:value-type="float">
            <text:p>27</text:p>
          </table:table-cell>
          <table:table-cell table:style-name="ce3" office:value-type="string" calcext:value-type="string">
            <text:p>distance</text:p>
          </table:table-cell>
          <table:table-cell/>
          <table:table-cell office:value-type="string" calcext:value-type="string">
            <text:p>cat</text:p>
          </table:table-cell>
          <table:table-cell table:style-name="ce2" office:value-type="string" calcext:value-type="string">
            <text:p>EmploymentStatus</text:p>
          </table:table-cell>
          <table:table-cell office:value-type="string" calcext:value-type="string">
            <text:p>Social Distancing at Workplace</text:p>
          </table:table-cell>
          <table:table-cell table:style-name="ce7" office:value-type="string" calcext:value-type="string">
            <text:p>Zijn de werkzaamheden die u op uw werkplek doet te combineren met de maatregel anderhalve meter afstand te houden tot andere personen?</text:p>
          </table:table-cell>
          <table:table-cell/>
          <table:table-cell table:style-name="ce15" office:value-type="string" calcext:value-type="string">
            <text:p>Zeer makkelijk, Makkelijk, Moeilijk, Zeer moeilijk, Niet te combineren</text:p>
          </table:table-cell>
          <table:table-cell table:style-name="ce63" office:value-type="string" calcext:value-type="string">
            <text:p><text:span text:style-name="T47">Can the work you do at your workplace be combined with the measure of keeping a distance of one and a half metres from other people?</text:span></text:p>
          </table:table-cell>
          <table:table-cell/>
          <table:table-cell table:style-name="ce87" office:value-type="string" calcext:value-type="string">
            <text:p>Very easy, Easy, Difficult, Very difficult, Non-combinable</text:p>
          </table:table-cell>
          <table:table-cell/>
          <table:table-cell office:value-type="string" calcext:value-type="string">
            <text:p>Categorical</text:p>
          </table:table-cell>
          <table:table-cell table:number-columns-repeated="1009"/>
        </table:table-row>
        <table:table-row table:style-name="ro1">
          <table:table-cell/>
          <table:table-cell office:value-type="float" office:value="28" calcext:value-type="float">
            <text:p>28</text:p>
          </table:table-cell>
          <table:table-cell table:style-name="ce2" office:value-type="string" calcext:value-type="string">
            <text:p>exp_pens_hd</text:p>
          </table:table-cell>
          <table:table-cell table:style-name="ce5" office:value-type="string" calcext:value-type="string">
            <text:p><text:span text:style-name="T1">exp_pens_mrt</text:span><text:span text:style-name="T4"> </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ed Retirement Age</text:p>
          </table:table-cell>
          <table:table-cell table:style-name="ce7" office:value-type="string" calcext:value-type="string">
            <text:p>Wat was / is uw verwachte pensioenleeftijd…</text:p>
          </table:table-cell>
          <table:table-cell table:style-name="ce10" office:value-type="string" calcext:value-type="string">
            <text:p>begin maart (of voordat het coronavirus invloed had op uw werk)?</text:p>
          </table:table-cell>
          <table:table-cell/>
          <table:table-cell table:style-name="ce65" office:value-type="string" calcext:value-type="string">
            <text:p>What was / is your expected retirement age...</text:p>
          </table:table-cell>
          <table:table-cell office:value-type="string" calcext:value-type="string">
            <text:p>early March (before the coronavirus affected your work)</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28" calcext:value-type="float">
            <text:p>28</text:p>
          </table:table-cell>
          <table:table-cell table:style-name="ce2" office:value-type="string" calcext:value-type="string">
            <text:p>exp_pens_hd</text:p>
          </table:table-cell>
          <table:table-cell table:style-name="ce3" office:value-type="string" calcext:value-type="string">
            <text:p>exp_pens_now</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ed Retirement Age</text:p>
          </table:table-cell>
          <table:table-cell table:style-name="ce7" office:value-type="string" calcext:value-type="string">
            <text:p>Wat was / is uw verwachte pensioenleeftijd…</text:p>
          </table:table-cell>
          <table:table-cell table:style-name="ce10" office:value-type="string" calcext:value-type="string">
            <text:p>op dit moment?</text:p>
          </table:table-cell>
          <table:table-cell/>
          <table:table-cell table:style-name="ce65" office:value-type="string" calcext:value-type="string">
            <text:p>What was / is your expected retirement age...</text:p>
          </table:table-cell>
          <table:table-cell office:value-type="string" calcext:value-type="string">
            <text:p>now</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29.1" calcext:value-type="float">
            <text:p>29.1</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Langer doorwerken heeft nu meer gezondheidsrisico’s</text:p>
          </table:table-cell>
          <table:table-cell/>
          <table:table-cell table:style-name="ce65" office:value-type="string" calcext:value-type="string">
            <text:p>Why do you expect to retire early now?</text:p>
          </table:table-cell>
          <table:table-cell table:style-name="ce65" office:value-type="string" calcext:value-type="string">
            <text:p>Working longer now has more health risk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9.2" calcext:value-type="float">
            <text:p>29.2</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Er is onvoldoende werk voor mij om langer door te gaan</text:p>
          </table:table-cell>
          <table:table-cell/>
          <table:table-cell table:style-name="ce65" office:value-type="string" calcext:value-type="string">
            <text:p>Why do you expect to retire early now?</text:p>
          </table:table-cell>
          <table:table-cell table:style-name="ce65" office:value-type="string" calcext:value-type="string">
            <text:p>There's not enough work for me to go on any longer</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9.3" calcext:value-type="float">
            <text:p>29.3</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Werk is minder belangrijk geworden</text:p>
          </table:table-cell>
          <table:table-cell/>
          <table:table-cell table:style-name="ce65" office:value-type="string" calcext:value-type="string">
            <text:p>Why do you expect to retire early now?</text:p>
          </table:table-cell>
          <table:table-cell table:style-name="ce65" office:value-type="string" calcext:value-type="string">
            <text:p>Work has become less importa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9.4" calcext:value-type="float">
            <text:p>29.4</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3" office:value-type="string" calcext:value-type="string">
            <text:p>Om mantelzorg te verlenen</text:p>
          </table:table-cell>
          <table:table-cell/>
          <table:table-cell table:style-name="ce65" office:value-type="string" calcext:value-type="string">
            <text:p>Why do you expect to retire early now?</text:p>
          </table:table-cell>
          <table:table-cell table:style-name="ce87" office:value-type="string" calcext:value-type="string">
            <text:p>To provide informal car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9.5" calcext:value-type="float">
            <text:p>29.5</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3" office:value-type="string" calcext:value-type="string">
            <text:p>Anders, namelijk:</text:p>
          </table:table-cell>
          <table:table-cell/>
          <table:table-cell table:style-name="ce65" office:value-type="string" calcext:value-type="string">
            <text:p>Why do you expect to retire early now?</text:p>
          </table:table-cell>
          <table:table-cell table:style-name="ce87" office:value-type="string" calcext:value-type="string">
            <text:p>Different, that 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0.1" calcext:value-type="float">
            <text:p>30.1</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Eerder stoppen kan ik me minder goed veroorloven</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I can't afford to quit sooner</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0.2" calcext:value-type="float">
            <text:p>30.2</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Mijn werk is belangrijker geworden</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My work has become more importa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0.3" calcext:value-type="float">
            <text:p>30.3</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Met pensioen zijn is momenteel minder aantrekkelijk</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Retirement is currently less attractiv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0.4" calcext:value-type="float">
            <text:p>30.4</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3" office:value-type="string" calcext:value-type="string">
            <text:p>Anders, namelijk...</text:p>
          </table:table-cell>
          <table:table-cell/>
          <table:table-cell table:style-name="ce65" office:value-type="string" calcext:value-type="string">
            <text:p>Why do you expect to retire later now? Give you the main reason.</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1.1" calcext:value-type="float">
            <text:p>31.1</text:p>
          </table:table-cell>
          <table:table-cell table:style-name="ce3" office:value-type="string" calcext:value-type="string">
            <text:p>q26header</text:p>
          </table:table-cell>
          <table:table-cell table:style-name="ce3" office:value-type="string" calcext:value-type="string">
            <text:p>q26a</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my employer / company is not financially affected by the coronavirus or is financially healthy enough to continue to pay the wage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1.2" calcext:value-type="float">
            <text:p>31.2</text:p>
          </table:table-cell>
          <table:table-cell table:style-name="ce3" office:value-type="string" calcext:value-type="string">
            <text:p>q26header</text:p>
          </table:table-cell>
          <table:table-cell table:style-name="ce3" office:value-type="string" calcext:value-type="string">
            <text:p>q26b</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k behoud mijn baan omdat de overheid hulp biedt aan mijn werkgever / het bedrijf (bv. door een tegemoetkoming in de loonkost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the government offers help to my employer / company (e.g. through an allowance for wage cost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1.3" calcext:value-type="float">
            <text:p>31.3</text:p>
          </table:table-cell>
          <table:table-cell table:style-name="ce3" office:value-type="string" calcext:value-type="string">
            <text:p>q26header</text:p>
          </table:table-cell>
          <table:table-cell table:style-name="ce3" office:value-type="string" calcext:value-type="string">
            <text:p>q26c</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have a new job with another employer</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1.4" calcext:value-type="float">
            <text:p>31.4</text:p>
          </table:table-cell>
          <table:table-cell table:style-name="ce3" office:value-type="string" calcext:value-type="string">
            <text:p>q26header</text:p>
          </table:table-cell>
          <table:table-cell table:style-name="ce3" office:value-type="string" calcext:value-type="string">
            <text:p>q26d</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am unemployed / no longer part of the labour force / retired / I have a disability pensio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1.5" calcext:value-type="float">
            <text:p>31.5</text:p>
          </table:table-cell>
          <table:table-cell table:style-name="ce3" office:value-type="string" calcext:value-type="string">
            <text:p>q26header</text:p>
          </table:table-cell>
          <table:table-cell table:style-name="ce3" office:value-type="string" calcext:value-type="string">
            <text:p>q26e</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2.1" calcext:value-type="float">
            <text:p>32.1</text:p>
          </table:table-cell>
          <table:table-cell table:style-name="ce3" office:value-type="string" calcext:value-type="string">
            <text:p>q26header_1</text:p>
          </table:table-cell>
          <table:table-cell table:style-name="ce3" office:value-type="string" calcext:value-type="string">
            <text:p>q26a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my employer / company is not financially affected by the coronavirus or is financially healthy enough to continue to pay wage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2.2" calcext:value-type="float">
            <text:p>32.2</text:p>
          </table:table-cell>
          <table:table-cell table:style-name="ce3" office:value-type="string" calcext:value-type="string">
            <text:p>q26header_1</text:p>
          </table:table-cell>
          <table:table-cell table:style-name="ce3" office:value-type="string" calcext:value-type="string">
            <text:p>q26b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de overheid hulp biedt aan mijn werkgever / het bedrijf (bv. door een tegemoetkoming in de loonkost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the government offers help to my employer / company (e.g. through an allowance for labour cost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2.3" calcext:value-type="float">
            <text:p>32.3</text:p>
          </table:table-cell>
          <table:table-cell table:style-name="ce3" office:value-type="string" calcext:value-type="string">
            <text:p>q26header_1</text:p>
          </table:table-cell>
          <table:table-cell table:style-name="ce3" office:value-type="string" calcext:value-type="string">
            <text:p>q26c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have a new job with another employer</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2.4" calcext:value-type="float">
            <text:p>32.4</text:p>
          </table:table-cell>
          <table:table-cell table:style-name="ce3" office:value-type="string" calcext:value-type="string">
            <text:p>Q26header_1</text:p>
          </table:table-cell>
          <table:table-cell table:style-name="ce2" office:value-type="string" calcext:value-type="string">
            <text:p>Q26d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am unemployed / do not belong to the labour force anymore / retired / I have a disability pensio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2.5" calcext:value-type="float">
            <text:p>32.5</text:p>
          </table:table-cell>
          <table:table-cell table:style-name="ce3" office:value-type="string" calcext:value-type="string">
            <text:p>Q26header_1</text:p>
          </table:table-cell>
          <table:table-cell table:style-name="ce3" office:value-type="string" calcext:value-type="string">
            <text:p>q26e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1" calcext:value-type="float">
            <text:p>33.1</text:p>
          </table:table-cell>
          <table:table-cell table:style-name="ce3" office:value-type="string" calcext:value-type="string">
            <text:p>q27header</text:p>
          </table:table-cell>
          <table:table-cell table:style-name="ce3" office:value-type="string" calcext:value-type="string">
            <text:p>q27a</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gaat gewoon verder als eerst of het gaat zelfs beter dan voor de coronavirus crisis</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business continues as before or even better than before the coronavirus crisi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2" calcext:value-type="float">
            <text:p>33.2</text:p>
          </table:table-cell>
          <table:table-cell table:style-name="ce3" office:value-type="string" calcext:value-type="string">
            <text:p>q27header</text:p>
          </table:table-cell>
          <table:table-cell table:style-name="ce3" office:value-type="string" calcext:value-type="string">
            <text:p>q27b</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but will not need government support.</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3" calcext:value-type="float">
            <text:p>33.3</text:p>
          </table:table-cell>
          <table:table-cell table:style-name="ce3" office:value-type="string" calcext:value-type="string">
            <text:p>q27header</text:p>
          </table:table-cell>
          <table:table-cell table:style-name="ce3" office:value-type="string" calcext:value-type="string">
            <text:p>q27c</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and will survive only through government support (e.g. through the relaxation of tax deferrals or additional income support for livelihood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4" calcext:value-type="float">
            <text:p>33.4</text:p>
          </table:table-cell>
          <table:table-cell table:style-name="ce3" office:value-type="string" calcext:value-type="string">
            <text:p>q27header</text:p>
          </table:table-cell>
          <table:table-cell table:style-name="ce3" office:value-type="string" calcext:value-type="string">
            <text:p>q27d</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and will have to close dow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5" calcext:value-type="float">
            <text:p>33.5</text:p>
          </table:table-cell>
          <table:table-cell table:style-name="ce3" office:value-type="string" calcext:value-type="string">
            <text:p>q27header</text:p>
          </table:table-cell>
          <table:table-cell table:style-name="ce3" office:value-type="string" calcext:value-type="string">
            <text:p>q27e</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2"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6" calcext:value-type="float">
            <text:p>34.6</text:p>
          </table:table-cell>
          <table:table-cell table:style-name="ce3" office:value-type="string" calcext:value-type="string">
            <text:p>q27header</text:p>
          </table:table-cell>
          <table:table-cell table:style-name="ce26" office:value-type="string" calcext:value-type="string">
            <text:p><text:span text:style-name="T1">q27_totaal</text:span> <text:span text:style-name="T1">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office:value-type="string" calcext:value-type="string">
            <text:p>Total <text:span text:style-name="T4">(kansen van bovenstaande situaties moeten optellen tot 100)</text:span></text:p>
          </table:table-cell>
          <table:table-cell table:number-columns-repeated="2"/>
          <table:table-cell table:style-name="ce72"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1" calcext:value-type="float">
            <text:p>34.1</text:p>
          </table:table-cell>
          <table:table-cell table:style-name="ce24" office:value-type="string" calcext:value-type="string">
            <text:p>Q27header_1</text:p>
          </table:table-cell>
          <table:table-cell table:style-name="ce28" office:value-type="string" calcext:value-type="string">
            <text:p>Q27a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gaat gewoon verder als eerst of het gaat zelfs beter dan voor de coronavirus crisis</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business continues as before or even better than before the coronavirus crisi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2" calcext:value-type="float">
            <text:p>34.2</text:p>
          </table:table-cell>
          <table:table-cell table:style-name="ce24" office:value-type="string" calcext:value-type="string">
            <text:p>Q27header_1</text:p>
          </table:table-cell>
          <table:table-cell table:style-name="ce28" office:value-type="string" calcext:value-type="string">
            <text:p>Q27b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but will not need government support</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3" calcext:value-type="float">
            <text:p>34.3</text:p>
          </table:table-cell>
          <table:table-cell table:style-name="ce24" office:value-type="string" calcext:value-type="string">
            <text:p>Q27header_1</text:p>
          </table:table-cell>
          <table:table-cell table:style-name="ce28" office:value-type="string" calcext:value-type="string">
            <text:p>Q27c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and will survive only through government support (e.g. by relaxing tax deferrals or additional income support for livelihood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4" calcext:value-type="float">
            <text:p>34.4</text:p>
          </table:table-cell>
          <table:table-cell table:style-name="ce24" office:value-type="string" calcext:value-type="string">
            <text:p>Q27header_1</text:p>
          </table:table-cell>
          <table:table-cell table:style-name="ce28" office:value-type="string" calcext:value-type="string">
            <text:p>Q27d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and will have to close dow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5" calcext:value-type="float">
            <text:p>34.5</text:p>
          </table:table-cell>
          <table:table-cell table:style-name="ce25" office:value-type="string" calcext:value-type="string">
            <text:p>Q27header_1</text:p>
          </table:table-cell>
          <table:table-cell table:style-name="ce28" office:value-type="string" calcext:value-type="string">
            <text:p>Q27e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ets anders gebeurt</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6" calcext:value-type="float">
            <text:p>34.6</text:p>
          </table:table-cell>
          <table:table-cell table:style-name="ce26" office:value-type="string" calcext:value-type="string">
            <text:p><text:span text:style-name="T1">q27_totaal_1</text:span><text:span text:style-name="T2"> </text:span><text:span text:style-name="T3">Totaal</text:span></text:p>
          </table:table-cell>
          <table:table-cell table:style-name="ce29" office:value-type="string" calcext:value-type="string">
            <text:p><text:span text:style-name="T1">q27_totaal_ex</text:span><text:span text:style-name="T2"> </text:span><text:span text:style-name="T3">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office:value-type="string" calcext:value-type="string">
            <text:p>Total <text:span text:style-name="T4">(kansen van bovenstaande situaties moeten optellen tot 100)</text:span></text:p>
          </table:table-cell>
          <table:table-cell table:number-columns-repeated="2"/>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1" calcext:value-type="float">
            <text:p>35.1</text:p>
          </table:table-cell>
          <table:table-cell table:style-name="ce2" office:value-type="string" calcext:value-type="string">
            <text:p>q27header_unempl</text:p>
          </table:table-cell>
          <table:table-cell table:style-name="ce3" office:value-type="string" calcext:value-type="string">
            <text:p>q27a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gevonde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ve found a new job</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2" calcext:value-type="float">
            <text:p>35.2</text:p>
          </table:table-cell>
          <table:table-cell table:style-name="ce2" office:value-type="string" calcext:value-type="string">
            <text:p>q27header_unempl</text:p>
          </table:table-cell>
          <table:table-cell table:style-name="ce2" office:value-type="string" calcext:value-type="string">
            <text:p>q27b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7" office:value-type="string" calcext:value-type="string">
            <text:p>Ik ben bezig met een voltijds opleiding of vervolgopleiding</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 am in full-time education or continuing educatio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3" calcext:value-type="float">
            <text:p>35.3</text:p>
          </table:table-cell>
          <table:table-cell table:style-name="ce2" office:value-type="string" calcext:value-type="string">
            <text:p>q27header_unempl</text:p>
          </table:table-cell>
          <table:table-cell table:style-name="ce2" office:value-type="string" calcext:value-type="string">
            <text:p>q27c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maar ben op zoek naar een nieuwe baa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m not working then, but I'm looking for a new job</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4" calcext:value-type="float">
            <text:p>35.4</text:p>
          </table:table-cell>
          <table:table-cell table:style-name="ce2" office:value-type="string" calcext:value-type="string">
            <text:p>q27header_unempl</text:p>
          </table:table-cell>
          <table:table-cell table:style-name="ce2" office:value-type="string" calcext:value-type="string">
            <text:p>q27d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en ben dan ook niet op zoek naar een nieuwe baa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m not working then and I'm not looking for a new job</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5" calcext:value-type="float">
            <text:p>35.5</text:p>
          </table:table-cell>
          <table:table-cell table:style-name="ce2" office:value-type="string" calcext:value-type="string">
            <text:p>q27header_unempl</text:p>
          </table:table-cell>
          <table:table-cell table:style-name="ce2" office:value-type="string" calcext:value-type="string">
            <text:p>q27e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6" calcext:value-type="float">
            <text:p>35.6</text:p>
          </table:table-cell>
          <table:table-cell table:style-name="ce2" office:value-type="string" calcext:value-type="string">
            <text:p>q27header_unempl</text:p>
          </table:table-cell>
          <table:table-cell office:value-type="string" calcext:value-type="string">
            <text:p><text:span text:style-name="T5">q27_totaal_e q27_totaal_ex Totaal x</text:span><text:span text:style-name="T6"> </text:span><text:span text:style-name="T7">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office:value-type="string" calcext:value-type="string">
            <text:p>Total <text:span text:style-name="T4">(kansen van bovenstaande situaties moeten optellen tot 100)</text:span></text:p>
          </table:table-cell>
          <table:table-cell table:number-columns-repeated="2"/>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6" calcext:value-type="float">
            <text:p>36</text:p>
          </table:table-cell>
          <table:table-cell table:style-name="ce3" office:value-type="string" calcext:value-type="string">
            <text:p>pens_gekort</text:p>
          </table:table-cell>
          <table:table-cell table:style-name="ce3"/>
          <table:table-cell office:value-type="string" calcext:value-type="string">
            <text:p>cat</text:p>
          </table:table-cell>
          <table:table-cell table:style-name="ce2" office:value-type="string" calcext:value-type="string">
            <text:p>EmploymentStatus</text:p>
          </table:table-cell>
          <table:table-cell office:value-type="string" calcext:value-type="string">
            <text:p>Expected Pension Cuts</text:p>
          </table:table-cell>
          <table:table-cell table:style-name="ce29" office:value-type="string" calcext:value-type="string">
            <text:p><text:span text:style-name="T2">Hoe groot schat u de kans dat de pensioenen volgend jaar gekort worden? </text:span><text:span text:style-name="T15">Een pensioenfonds moet genoeg vermogen hebben om de uitkeringen van de deelnemers nu en in de toekomst te kunnen betalen. Als de financiële situatie van je pensioenfonds slecht is, kan het zijn dat je pensioen omlaag gaat en wordt je pensioen dus gekort. </text:span></text:p>
          </table:table-cell>
          <table:table-cell/>
          <table:table-cell table:style-name="ce15" office:value-type="string" calcext:value-type="string">
            <text:p>Nul, Zeer klein ,Klein, Niet klein, niet groot, Groot, Zeer groot, Zeker</text:p>
          </table:table-cell>
          <table:table-cell table:style-name="ce63" office:value-type="string" calcext:value-type="string">
            <text:p><text:span text:style-name="T47">How high do you estimate the chance that pensions will be cut next year? </text:span><text:span text:style-name="T64">A pension fund must have enough assets to be able to pay the benefits of its members now and in the future. If the financial situation of your pension fund is bad, it is possible that your pension will be reduced. </text:span></text:p>
          </table:table-cell>
          <table:table-cell table:style-name="ce85" office:value-type="string" calcext:value-type="string">
            <text:p><text:span text:style-name="T82"/></text:p>
          </table:table-cell>
          <table:table-cell table:style-name="ce94" office:value-type="string" calcext:value-type="string">
            <text:p><text:span text:style-name="T85">Zero, Very small, Small, Not small nor big,  Large, Very large, Certain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37" calcext:value-type="float">
            <text:p>37</text:p>
          </table:table-cell>
          <table:table-cell table:style-name="ce3" office:value-type="string" calcext:value-type="string">
            <text:p>korting</text:p>
          </table:table-cell>
          <table:table-cell/>
          <table:table-cell office:value-type="string" calcext:value-type="string">
            <text:p>open</text:p>
          </table:table-cell>
          <table:table-cell table:style-name="ce2" office:value-type="string" calcext:value-type="string">
            <text:p>EmploymentStatus</text:p>
          </table:table-cell>
          <table:table-cell office:value-type="string" calcext:value-type="string">
            <text:p>Amount Expected Pension Cuts</text:p>
          </table:table-cell>
          <table:table-cell table:style-name="ce10" office:value-type="string" calcext:value-type="string">
            <text:p>Hoe groot denkt u dat deze korting ongeveer zal zijn voor u, netto in euro’s per maand?</text:p>
          </table:table-cell>
          <table:table-cell table:number-columns-repeated="2"/>
          <table:table-cell table:style-name="ce65" office:value-type="string" calcext:value-type="string">
            <text:p>How big do you think this discount will be for you, net in euros per month?</text:p>
          </table:table-cell>
          <table:table-cell table:number-columns-repeated="3"/>
          <table:table-cell office:value-type="string" calcext:value-type="string">
            <text:p>int</text:p>
          </table:table-cell>
          <table:table-cell table:number-columns-repeated="1009"/>
        </table:table-row>
        <table:table-row table:style-name="ro5">
          <table:table-cell/>
          <table:table-cell office:value-type="float" office:value="38.01" calcext:value-type="float">
            <text:p>38.01</text:p>
          </table:table-cell>
          <table:table-cell table:style-name="ce3" office:value-type="string" calcext:value-type="string">
            <text:p>es4_uitspraken</text:p>
          </table:table-cell>
          <table:table-cell table:style-name="ce7" office:value-type="string" calcext:value-type="string">
            <text:p><text:span text:style-name="T8">es4_st1</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40" office:value-type="string" calcext:value-type="string">
            <text:p>geef ik meer geld aan mijn kinderen en/of kleinkinderen</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give more money to my children and/or grandchildren</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2" calcext:value-type="float">
            <text:p>38.02</text:p>
          </table:table-cell>
          <table:table-cell table:style-name="ce3" office:value-type="string" calcext:value-type="string">
            <text:p>es4_uitspraken</text:p>
          </table:table-cell>
          <table:table-cell table:style-name="ce3" office:value-type="string" calcext:value-type="string">
            <text:p>es4_st2</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spaar ik me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ave more</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3" calcext:value-type="float">
            <text:p>38.03</text:p>
          </table:table-cell>
          <table:table-cell table:style-name="ce3" office:value-type="string" calcext:value-type="string">
            <text:p>es4_uitspraken</text:p>
          </table:table-cell>
          <table:table-cell table:style-name="ce7" office:value-type="string" calcext:value-type="string">
            <text:p><text:span text:style-name="T8">es4_st3</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steed ik meer tijd aan mantelzorg</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pend more time on informal care</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4" calcext:value-type="float">
            <text:p>38.04</text:p>
          </table:table-cell>
          <table:table-cell table:style-name="ce3" office:value-type="string" calcext:value-type="string">
            <text:p>es4_uitspraken</text:p>
          </table:table-cell>
          <table:table-cell table:style-name="ce7" office:value-type="string" calcext:value-type="string">
            <text:p><text:span text:style-name="T8">es4_st4</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7" office:value-type="string" calcext:value-type="string">
            <text:p>besteed ik minder tijd aan mantelzorg</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pend less time on informal care</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5" calcext:value-type="float">
            <text:p>38.05</text:p>
          </table:table-cell>
          <table:table-cell table:style-name="ce3" office:value-type="string" calcext:value-type="string">
            <text:p>es4_uitspraken</text:p>
          </table:table-cell>
          <table:table-cell table:style-name="ce7" office:value-type="string" calcext:value-type="string">
            <text:p><text:span text:style-name="T8">es4_st5</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een bezoek aan de huisarts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have postponed a visit to the family doctor</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6" calcext:value-type="float">
            <text:p>38.06</text:p>
          </table:table-cell>
          <table:table-cell table:style-name="ce3" office:value-type="string" calcext:value-type="string">
            <text:p>es4_uitspraken</text:p>
          </table:table-cell>
          <table:table-cell table:style-name="ce7" office:value-type="string" calcext:value-type="string">
            <text:p><text:span text:style-name="T8">es4_st6</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een afspraak in het ziekenhuis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postponed an appointment at the hospital</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700000000001" calcext:value-type="float">
            <text:p>38.0700000000001</text:p>
          </table:table-cell>
          <table:table-cell table:style-name="ce3" office:value-type="string" calcext:value-type="string">
            <text:p>es4_uitspraken</text:p>
          </table:table-cell>
          <table:table-cell table:style-name="ce7" office:value-type="string" calcext:value-type="string">
            <text:p><text:span text:style-name="T8">es4_st7</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het afhalen van medicijnen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ve postponed picking up medication</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800000000001" calcext:value-type="float">
            <text:p>38.0800000000001</text:p>
          </table:table-cell>
          <table:table-cell table:style-name="ce3" office:value-type="string" calcext:value-type="string">
            <text:p>es4_uitspraken</text:p>
          </table:table-cell>
          <table:table-cell table:style-name="ce2" office:value-type="string" calcext:value-type="string">
            <text:p>es4_st8</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minder gebruik gemaakt van fysiotherapie</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have used less physiotherapy</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900000000001" calcext:value-type="float">
            <text:p>38.0900000000001</text:p>
          </table:table-cell>
          <table:table-cell table:style-name="ce3" office:value-type="string" calcext:value-type="string">
            <text:p>es4_uitspraken</text:p>
          </table:table-cell>
          <table:table-cell table:style-name="ce7" office:value-type="string" calcext:value-type="string">
            <text:p><text:span text:style-name="T8">es4_st9</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weeg ik mind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move less</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1000000000001" calcext:value-type="float">
            <text:p>38.1000000000001</text:p>
          </table:table-cell>
          <table:table-cell table:style-name="ce3" office:value-type="string" calcext:value-type="string">
            <text:p>es4_uitspraken</text:p>
          </table:table-cell>
          <table:table-cell table:style-name="ce7" office:value-type="string" calcext:value-type="string">
            <text:p><text:span text:style-name="T8">es4_st10</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eet ik gezond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eat healthier</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1100000000001" calcext:value-type="float">
            <text:p>38.1100000000001</text:p>
          </table:table-cell>
          <table:table-cell table:style-name="ce3" office:value-type="string" calcext:value-type="string">
            <text:p>es4_uitspraken</text:p>
          </table:table-cell>
          <table:table-cell table:style-name="ce7" office:value-type="string" calcext:value-type="string">
            <text:p><text:span text:style-name="T8">es4_st11</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n ik eenzam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m lonelier</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6">
          <table:table-cell/>
          <table:table-cell office:value-type="float" office:value="39.01" calcext:value-type="float">
            <text:p>39.01</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ik ben helemaal niet buiten geweest</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I haven't been outside at all</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2" calcext:value-type="float">
            <text:p>39.02</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ik ben alleen buiten geweest in mijn eigen buitenruimte (tuin, balkon enz.)</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I've only been outside in my own outdoor space (garden, balcony, etc.)</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3" calcext:value-type="float">
            <text:p>39.03</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noodzakelijke boodschappen</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doing necessary shopping</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4" calcext:value-type="float">
            <text:p>39.04</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overige inkopen</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making other purchases</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5" calcext:value-type="float">
            <text:p>39.05</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maken van een ommetje</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taking a detour</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6" calcext:value-type="float">
            <text:p>39.06</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sociale contacten (bv. bezoek aan vrienden, kennissen, familie)</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social contacts (e.g. visits to friends, acquaintances, family)</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7" calcext:value-type="float">
            <text:p>39.07</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verlenen van mantelzorg</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the provision of informal care</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8" calcext:value-type="float">
            <text:p>39.08</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vrijwilligerswerk</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volunteering</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9" calcext:value-type="float">
            <text:p>39.09</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omdat er dringende medische zorg nodig was</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because urgent medical care was needed</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1" calcext:value-type="float">
            <text:p>39.1</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3" office:value-type="string" calcext:value-type="string">
            <text:p>anders, namelijk...</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0" calcext:value-type="float">
            <text:p>40</text:p>
          </table:table-cell>
          <table:table-cell table:style-name="ce3" office:value-type="string" calcext:value-type="string">
            <text:p>q28</text:p>
          </table:table-cell>
          <table:table-cell/>
          <table:table-cell office:value-type="string" calcext:value-type="string">
            <text:p>open</text:p>
          </table:table-cell>
          <table:table-cell office:value-type="string" calcext:value-type="string">
            <text:p>-</text:p>
          </table:table-cell>
          <table:table-cell office:value-type="string" calcext:value-type="string">
            <text:p>Probability of Period With Low Income</text:p>
          </table:table-cell>
          <table:table-cell table:style-name="ce12" office:value-type="string" calcext:value-type="string">
            <text:p><text:span text:style-name="T10">Wat is de kans dat de coronavirus-crisis leidt tot een situatie waarin u geen inkomsten hebt of waarin uw inkomsten lager zijn dan wat u nodig hebt om basisbehoeften en openstaande betalingsverplichtingen te dekken? </text:span><text:span text:style-name="T19">Onder basisbehoeften en betalingsverplichtingen vallen basisvoedsel, energierekening, verzekeringen, hypotheek en andere leningen, medische kosten, enz.Het gaat hier om de totale inkomsten van uw huishouden.</text:span><text:span text:style-name="T10"> U kunt deze vraag beantwoorden op een schaal van 0 tot en met 100, waarbij 0 staat voor zeker niet en 100 voor zeker wel.</text:span></text:p>
          </table:table-cell>
          <table:table-cell table:number-columns-repeated="2"/>
          <table:table-cell table:style-name="ce65" office:value-type="string" calcext:value-type="string">
            <text:p><text:span text:style-name="T69">What are the chances that the coronavirus crisis will lead to a situation where you have no income or where your income is lower than what you need to cover basic needs and outstanding commitments? </text:span><text:span text:style-name="T69"/><text:span text:style-name="T69"/><text:span text:style-name="T70">Basic needs and commitments include basic food, energy bills, insurance, mortgages and other loans, medical expenses, etc.</text:span><text:span text:style-name="T69"/><text:span text:style-name="T69"/><text:span text:style-name="T71">This is your household's total income. </text:span><text:span text:style-name="T72"/><text:span text:style-name="T72"/><text:span text:style-name="T72">You can answer this question on a scale from 0 to 100, where 0 means definitely not and 100 means definitely yes.</text:span></text:p>
          </table:table-cell>
          <table:table-cell table:number-columns-repeated="3"/>
          <table:table-cell office:value-type="string" calcext:value-type="string">
            <text:p>int</text:p>
          </table:table-cell>
          <table:table-cell table:number-columns-repeated="1009"/>
        </table:table-row>
        <table:table-row table:style-name="ro7">
          <table:table-cell/>
          <table:table-cell office:value-type="float" office:value="41.1" calcext:value-type="float">
            <text:p>41.1</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spaargeld moeten gebruik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have to use savings</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2" calcext:value-type="float">
            <text:p>41.2</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een lening moeten afsluiten / de hypotheek moeten verhog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have to take out a loan / increase the mortgage</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3" calcext:value-type="float">
            <text:p>41.3</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op familie moeten steun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rely on family</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4" calcext:value-type="float">
            <text:p>41.4</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een werkloosheidsuitkering / arbeidsongeschiktheidsuitkering moeten aanvrag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apply for unemployment benefit / incapacity benefit</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5" calcext:value-type="float">
            <text:p>41.5</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met (vervroegd) pensioen gaa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retire (early)</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6" calcext:value-type="float">
            <text:p>41.6</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moeten steunen op de sociale bijstand</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have to rely on social assistance</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7" calcext:value-type="float">
            <text:p>41.7</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anders, namelijk:</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otherwise, that 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42.1" calcext:value-type="float">
            <text:p>42.1</text:p>
          </table:table-cell>
          <table:table-cell table:style-name="ce3" office:value-type="string" calcext:value-type="string">
            <text:p>q31header</text:p>
          </table:table-cell>
          <table:table-cell table:style-name="ce3" office:value-type="string" calcext:value-type="string">
            <text:p>q31a</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me heel erg ga vervel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ce90" office:value-type="string" calcext:value-type="string">
            <text:p>That I get very bored</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2" calcext:value-type="float">
            <text:p>42.2</text:p>
          </table:table-cell>
          <table:table-cell table:style-name="ce3" office:value-type="string" calcext:value-type="string">
            <text:p>q31header</text:p>
          </table:table-cell>
          <table:table-cell table:style-name="ce3" office:value-type="string" calcext:value-type="string">
            <text:p>q31b</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besmet word met het coronavirus en heel erg ziek word of dood ga</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become infected with the coronavirus and become very ill or die</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3" calcext:value-type="float">
            <text:p>42.3</text:p>
          </table:table-cell>
          <table:table-cell table:style-name="ce3" office:value-type="string" calcext:value-type="string">
            <text:p>q31header</text:p>
          </table:table-cell>
          <table:table-cell table:style-name="ce3" office:value-type="string" calcext:value-type="string">
            <text:p>q31c</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besmet word met het coronavirus en anderen besmet</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get infected with the coronavirus and infect others</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4" calcext:value-type="float">
            <text:p>42.4</text:p>
          </table:table-cell>
          <table:table-cell table:style-name="ce3" office:value-type="string" calcext:value-type="string">
            <text:p>q31header</text:p>
          </table:table-cell>
          <table:table-cell table:style-name="ce3" office:value-type="string" calcext:value-type="string">
            <text:p>q31d</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dierbaren besmet worden met het coronavirus en heel ziek worden of dood gaa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loved ones become infected with the coronavirus and become very ill or die</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5" calcext:value-type="float">
            <text:p>42.5</text:p>
          </table:table-cell>
          <table:table-cell table:style-name="ce3" office:value-type="string" calcext:value-type="string">
            <text:p>q31header</text:p>
          </table:table-cell>
          <table:table-cell office:value-type="string" calcext:value-type="string">
            <text:p>q31x</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dierbaren buiten mijn huishouden niet persoonlijk kan ontmoet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ce65" office:value-type="string" calcext:value-type="string">
            <text:p>That I can't meet loved ones outside my household in person</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6" calcext:value-type="float">
            <text:p>42.6</text:p>
          </table:table-cell>
          <table:table-cell table:style-name="ce3" office:value-type="string" calcext:value-type="string">
            <text:p>q31header</text:p>
          </table:table-cell>
          <table:table-cell table:style-name="ce3" office:value-type="string" calcext:value-type="string">
            <text:p>q31e</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office:value-type="string" calcext:value-type="string">
            <text:p>Dat ik mijn baan zal verliez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will lose my job</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7" calcext:value-type="float">
            <text:p>42.7</text:p>
          </table:table-cell>
          <table:table-cell table:style-name="ce3" office:value-type="string" calcext:value-type="string">
            <text:p>q31header</text:p>
          </table:table-cell>
          <table:table-cell table:style-name="ce3" office:value-type="string" calcext:value-type="string">
            <text:p>q31f</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niet in staat ben voldoende eten te kop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am unable to buy enough food</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8" calcext:value-type="float">
            <text:p>42.8</text:p>
          </table:table-cell>
          <table:table-cell table:style-name="ce3" office:value-type="string" calcext:value-type="string">
            <text:p>q31header</text:p>
          </table:table-cell>
          <table:table-cell table:style-name="ce3" office:value-type="string" calcext:value-type="string">
            <text:p>q31g</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geen goede gezondheidszorg zal krijg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will not get good health care</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3.1" calcext:value-type="float">
            <text:p>43.1</text:p>
          </table:table-cell>
          <table:table-cell table:style-name="ce3" office:value-type="string" calcext:value-type="string">
            <text:p>q33header</text:p>
          </table:table-cell>
          <table:table-cell table:style-name="ce3" office:value-type="string" calcext:value-type="string">
            <text:p>q33a</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garant staan voor de medische zorg</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Guaranteeing medical care</text:p>
          </table:table-cell>
          <table:table-cell table:style-name="ce93" office:value-type="string" calcext:value-type="string">
            <text:p><text:span text:style-name="T91">Too little, Rather too little than too much, Exactly sufficient, Rather too much than too little, Too much</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3.2" calcext:value-type="float">
            <text:p>43.2</text:p>
          </table:table-cell>
          <table:table-cell table:style-name="ce3" office:value-type="string" calcext:value-type="string">
            <text:p>q33header</text:p>
          </table:table-cell>
          <table:table-cell table:style-name="ce3" office:value-type="string" calcext:value-type="string">
            <text:p>q33b</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beperken van de sociale contacten, bv. door het sluiten van openbare ruimtes en winkels</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Limiting social contacts, e.g. by closing public spaces and shops</text:p>
          </table:table-cell>
          <table:table-cell table:style-name="ce93" office:value-type="string" calcext:value-type="string">
            <text:p><text:span text:style-name="T91">Too little, Rather too little than too much, Exactly sufficient, Rather too much than too little, Too much</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3.3" calcext:value-type="float">
            <text:p>43.3</text:p>
          </table:table-cell>
          <table:table-cell table:style-name="ce3" office:value-type="string" calcext:value-type="string">
            <text:p>q33header</text:p>
          </table:table-cell>
          <table:table-cell table:style-name="ce3" office:value-type="string" calcext:value-type="string">
            <text:p>q33c</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beperken van de economische schade</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89" office:value-type="string" calcext:value-type="string">
            <text:p><text:span text:style-name="T48">Reducing</text:span><text:span text:style-name="T49"> economic damage</text:span></text:p>
          </table:table-cell>
          <table:table-cell table:style-name="ce93" office:value-type="string" calcext:value-type="string">
            <text:p><text:span text:style-name="T91">Too little, Rather too little than too much, Exactly sufficient, Rather too much than too little, Too much</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3.4" calcext:value-type="float">
            <text:p>43.4</text:p>
          </table:table-cell>
          <table:table-cell table:style-name="ce3" office:value-type="string" calcext:value-type="string">
            <text:p>q33header</text:p>
          </table:table-cell>
          <table:table-cell table:style-name="ce3" office:value-type="string" calcext:value-type="string">
            <text:p>q33d</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Communicatie met de bevolking</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Communication with the population</text:p>
          </table:table-cell>
          <table:table-cell table:style-name="ce93" office:value-type="string" calcext:value-type="string">
            <text:p><text:span text:style-name="T91">Too little, Rather too little than too much, Exactly sufficient, Rather too much than too little, Too much</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4.01" calcext:value-type="float">
            <text:p>44.01</text:p>
          </table:table-cell>
          <table:table-cell office:value-type="string" calcext:value-type="string">
            <text:p>v0</text:p>
          </table:table-cell>
          <table:table-cell/>
          <table:table-cell office:value-type="string" calcext:value-type="string">
            <text:p>cat</text:p>
          </table:table-cell>
          <table:table-cell office:value-type="string" calcext:value-type="string">
            <text:p>-</text:p>
          </table:table-cell>
          <table:table-cell office:value-type="string" calcext:value-type="string">
            <text:p>School Aged Children in Household</text:p>
          </table:table-cell>
          <table:table-cell table:style-name="ce10" office:value-type="string" calcext:value-type="string">
            <text:p>Hebt u (gedeeltelijk) thuiswonende kinderen die op de basisschool of de middelbare school zitten?</text:p>
          </table:table-cell>
          <table:table-cell/>
          <table:table-cell table:style-name="ce15" office:value-type="string" calcext:value-type="string">
            <text:p>Ja ik heb een kind of kinderen op de basisschool, Ja ik heb een kind of kinderen op de middelbare school, Nee</text:p>
          </table:table-cell>
          <table:table-cell table:style-name="ce65" office:value-type="string" calcext:value-type="string">
            <text:p>Do you have (partially) home-housed children who are in primary or secondary school?</text:p>
          </table:table-cell>
          <table:table-cell/>
          <table:table-cell table:style-name="ce97" office:value-type="string" calcext:value-type="string">
            <text:p><text:span text:style-name="T92">Yes I have a child or children in elementary school, </text:span><text:span text:style-name="T93">Yes I have a child or children in high school, No</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4.02" calcext:value-type="float">
            <text:p>44.02</text:p>
          </table:table-cell>
          <table:table-cell office:value-type="string" calcext:value-type="string">
            <text:p>v0a</text:p>
          </table:table-cell>
          <table:table-cell/>
          <table:table-cell office:value-type="string" calcext:value-type="string">
            <text:p>open</text:p>
          </table:table-cell>
          <table:table-cell office:value-type="string" calcext:value-type="string">
            <text:p>v0</text:p>
          </table:table-cell>
          <table:table-cell office:value-type="string" calcext:value-type="string">
            <text:p>Children in Primary School</text:p>
          </table:table-cell>
          <table:table-cell table:style-name="ce26" office:value-type="string" calcext:value-type="string">
            <text:p>Hoeveel van uw kinderen zitten op de <text:span text:style-name="T1">basisschool</text:span><text:span text:style-name="T4">?</text:span></text:p>
          </table:table-cell>
          <table:table-cell table:number-columns-repeated="2"/>
          <table:table-cell table:style-name="ce69" office:value-type="string" calcext:value-type="string">
            <text:p>How many of your children are in <text:span text:style-name="T48">primary school</text:span><text:span text:style-name="T49">?</text:span></text:p>
          </table:table-cell>
          <table:table-cell table:number-columns-repeated="3"/>
          <table:table-cell office:value-type="string" calcext:value-type="string">
            <text:p>int</text:p>
          </table:table-cell>
          <table:table-cell table:number-columns-repeated="1009"/>
        </table:table-row>
        <table:table-row table:style-name="ro1">
          <table:table-cell/>
          <table:table-cell office:value-type="float" office:value="44.03" calcext:value-type="float">
            <text:p>44.03</text:p>
          </table:table-cell>
          <table:table-cell office:value-type="string" calcext:value-type="string">
            <text:p>v0b</text:p>
          </table:table-cell>
          <table:table-cell/>
          <table:table-cell office:value-type="string" calcext:value-type="string">
            <text:p>open</text:p>
          </table:table-cell>
          <table:table-cell office:value-type="string" calcext:value-type="string">
            <text:p>v0</text:p>
          </table:table-cell>
          <table:table-cell office:value-type="string" calcext:value-type="string">
            <text:p>Children in Secondary School</text:p>
          </table:table-cell>
          <table:table-cell table:style-name="ce26" office:value-type="string" calcext:value-type="string">
            <text:p>Hoeveel van uw kinderen zitten op de <text:span text:style-name="T1">middelbare school</text:span><text:span text:style-name="T4">?</text:span></text:p>
          </table:table-cell>
          <table:table-cell table:number-columns-repeated="2"/>
          <table:table-cell table:style-name="ce69" office:value-type="string" calcext:value-type="string">
            <text:p><text:span text:style-name="T74">How many of your kids are in </text:span><text:span text:style-name="T75">secondary</text:span><text:span text:style-name="T76"> school</text:span><text:span text:style-name="T77">?</text:span></text:p>
          </table:table-cell>
          <table:table-cell table:number-columns-repeated="3"/>
          <table:table-cell office:value-type="string" calcext:value-type="string">
            <text:p>int</text:p>
          </table:table-cell>
          <table:table-cell table:number-columns-repeated="1009"/>
        </table:table-row>
        <table:table-row table:style-name="ro1">
          <table:table-cell/>
          <table:table-cell office:value-type="float" office:value="44.04" calcext:value-type="float">
            <text:p>44.04</text:p>
          </table:table-cell>
          <table:table-cell office:value-type="string" calcext:value-type="string">
            <text:p>v1_bo</text:p>
          </table:table-cell>
          <table:table-cell table:style-name="ce3" office:value-type="string" calcext:value-type="string">
            <text:p>v1_bo_kind1</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office:value-type="string" calcext:value-type="string">
            <text:p>Eerst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rst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5" calcext:value-type="float">
            <text:p>44.05</text:p>
          </table:table-cell>
          <table:table-cell office:value-type="string" calcext:value-type="string">
            <text:p>v1_bo</text:p>
          </table:table-cell>
          <table:table-cell table:style-name="ce3" office:value-type="string" calcext:value-type="string">
            <text:p>v1_bo_kind2</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Twee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Second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6" calcext:value-type="float">
            <text:p>44.06</text:p>
          </table:table-cell>
          <table:table-cell office:value-type="string" calcext:value-type="string">
            <text:p>v1_bo</text:p>
          </table:table-cell>
          <table:table-cell table:style-name="ce3" office:value-type="string" calcext:value-type="string">
            <text:p>v1_bo_kind3</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Der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hird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700000000001" calcext:value-type="float">
            <text:p>44.0700000000001</text:p>
          </table:table-cell>
          <table:table-cell office:value-type="string" calcext:value-type="string">
            <text:p>v1_bo</text:p>
          </table:table-cell>
          <table:table-cell table:style-name="ce3" office:value-type="string" calcext:value-type="string">
            <text:p>v1_bo_kind4</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er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ourth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800000000001" calcext:value-type="float">
            <text:p>44.0800000000001</text:p>
          </table:table-cell>
          <table:table-cell office:value-type="string" calcext:value-type="string">
            <text:p>v1_bo</text:p>
          </table:table-cell>
          <table:table-cell table:style-name="ce3" office:value-type="string" calcext:value-type="string">
            <text:p>v1_bo_kind5</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jf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fth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900000000001" calcext:value-type="float">
            <text:p>44.0900000000001</text:p>
          </table:table-cell>
          <table:table-cell office:value-type="string" calcext:value-type="string">
            <text:p>v1_vo</text:p>
          </table:table-cell>
          <table:table-cell table:style-name="ce3" office:value-type="string" calcext:value-type="string">
            <text:p>v1_vo_kind1</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7" office:value-type="string" calcext:value-type="string">
            <text:p>Eerst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rst child in secondary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1000000000001" calcext:value-type="float">
            <text:p>44.1000000000001</text:p>
          </table:table-cell>
          <table:table-cell office:value-type="string" calcext:value-type="string">
            <text:p>v1_vo</text:p>
          </table:table-cell>
          <table:table-cell table:style-name="ce3" office:value-type="string" calcext:value-type="string">
            <text:p>v1_vo_kind2</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Twee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Second child in secondary</text:span>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1100000000001" calcext:value-type="float">
            <text:p>44.1100000000001</text:p>
          </table:table-cell>
          <table:table-cell office:value-type="string" calcext:value-type="string">
            <text:p>v1_vo</text:p>
          </table:table-cell>
          <table:table-cell table:style-name="ce3" office:value-type="string" calcext:value-type="string">
            <text:p>v1_vo_kind3</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Der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Third child in secondary</text:span>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1200000000001" calcext:value-type="float">
            <text:p>44.1200000000001</text:p>
          </table:table-cell>
          <table:table-cell office:value-type="string" calcext:value-type="string">
            <text:p>v1_vo</text:p>
          </table:table-cell>
          <table:table-cell table:style-name="ce3" office:value-type="string" calcext:value-type="string">
            <text:p>v1_vo_kind4</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er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Fourth child in secondary</text:span>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1300000000001" calcext:value-type="float">
            <text:p>44.1300000000001</text:p>
          </table:table-cell>
          <table:table-cell office:value-type="string" calcext:value-type="string">
            <text:p>v1_vo</text:p>
          </table:table-cell>
          <table:table-cell table:style-name="ce3" office:value-type="string" calcext:value-type="string">
            <text:p>v1_vo_kind5</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jf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Fifth child in secondary</text:span>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1" calcext:value-type="float">
            <text:p>45.01</text:p>
          </table:table-cell>
          <table:table-cell table:style-name="ce3" office:value-type="string" calcext:value-type="string">
            <text:p>v2_bokind</text:p>
          </table:table-cell>
          <table:table-cell table:style-name="ce3" office:value-type="string" calcext:value-type="string">
            <text:p>v2a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Op school / naschoolse opvang</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At school / after-school care</text:p>
          </table:table-cell>
          <table:table-cell table:style-name="ce98" office:value-type="string" calcext:value-type="string">
            <text:p>Number of (whole) hours spent in a normal week when the school was closed, Number of (whole) hours spent in a normal week before the school was closed on March 16</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2" calcext:value-type="float">
            <text:p>45.02</text:p>
          </table:table-cell>
          <table:table-cell table:style-name="ce24" office:value-type="string" calcext:value-type="string">
            <text:p>v2_bokind</text:p>
          </table:table-cell>
          <table:table-cell table:style-name="ce3" office:value-type="string" calcext:value-type="string">
            <text:p>v2b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televisie kijken, gamen, smartphone, laptop, computer enz. (digitale activiteit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Watching television, gaming, smartphone, laptop, computer, etc. (digital activities)</text:p>
          </table:table-cell>
          <table:table-cell table:style-name="ce98" office:value-type="string" calcext:value-type="string">
            <text:p>Number of (whole) hours spent in a normal week when the school was closed, Number of (whole) hours spent in a normal week before the school was closed on March 17</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3" calcext:value-type="float">
            <text:p>45.03</text:p>
          </table:table-cell>
          <table:table-cell table:style-name="ce3" office:value-type="string" calcext:value-type="string">
            <text:p>v2_bokind</text:p>
          </table:table-cell>
          <table:table-cell table:style-name="ce3" office:value-type="string" calcext:value-type="string">
            <text:p>v2c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leeractiviteiten, zoals zelf bezig zijn met school- en huiswerk, maar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Engaged in learning activities, such as doing school and homework, but not at school</text:p>
          </table:table-cell>
          <table:table-cell table:style-name="ce98" office:value-type="string" calcext:value-type="string">
            <text:p>Number of (whole) hours spent in a normal week when the school was closed, Number of (whole) hours spent in a normal week before the school was closed on March 18</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4" calcext:value-type="float">
            <text:p>45.04</text:p>
          </table:table-cell>
          <table:table-cell table:style-name="ce3" office:value-type="string" calcext:value-type="string">
            <text:p>v2_bokind</text:p>
          </table:table-cell>
          <table:table-cell table:style-name="ce2" office:value-type="string" calcext:value-type="string">
            <text:p>v2d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leeractiviteiten, zoals school- en huiswerk, onder begeleiding van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earning activities, such as school and homework, accompanied by an adult (not at school)</text:p>
          </table:table-cell>
          <table:table-cell table:style-name="ce98" office:value-type="string" calcext:value-type="string">
            <text:p>Number of (whole) hours spent in a normal week when the school was closed, Number of (whole) hours spent in a normal week before the school was closed on March 19</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5" calcext:value-type="float">
            <text:p>45.05</text:p>
          </table:table-cell>
          <table:table-cell table:style-name="ce24" office:value-type="string" calcext:value-type="string">
            <text:p>v2_bokind</text:p>
          </table:table-cell>
          <table:table-cell table:style-name="ce3" office:value-type="string" calcext:value-type="string">
            <text:p>v2e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Zelf boeken lezen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Reading books yourself (not at school)</text:p>
          </table:table-cell>
          <table:table-cell table:style-name="ce98" office:value-type="string" calcext:value-type="string">
            <text:p>Number of (whole) hours spent in a normal week when the school was closed, Number of (whole) hours spent in a normal week before the school was closed on March 20</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6" calcext:value-type="float">
            <text:p>45.06</text:p>
          </table:table-cell>
          <table:table-cell table:style-name="ce3" office:value-type="string" calcext:value-type="string">
            <text:p>v2_bokind</text:p>
          </table:table-cell>
          <table:table-cell table:style-name="ce3" office:value-type="string" calcext:value-type="string">
            <text:p>v2f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Voorgelezen worden door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To be read aloud by an adult (not at school)</text:p>
          </table:table-cell>
          <table:table-cell table:style-name="ce98" office:value-type="string" calcext:value-type="string">
            <text:p>Number of (whole) hours spent in a normal week when the school was closed, Number of (whole) hours spent in a normal week before the school was closed on March 21</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700000000001" calcext:value-type="float">
            <text:p>45.0700000000001</text:p>
          </table:table-cell>
          <table:table-cell table:style-name="ce3" office:value-type="string" calcext:value-type="string">
            <text:p>v2_bokind</text:p>
          </table:table-cell>
          <table:table-cell table:style-name="ce24" office:value-type="string" calcext:value-type="string">
            <text:p>v2g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Zelf vrij spelen/andere activiteiten binnen- en buitenshuis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Free play/other indoor and outdoor activities (not at school)</text:p>
          </table:table-cell>
          <table:table-cell table:style-name="ce98" office:value-type="string" calcext:value-type="string">
            <text:p>Number of (whole) hours spent in a normal week when the school was closed, Number of (whole) hours spent in a normal week before the school was closed on March 22</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800000000001" calcext:value-type="float">
            <text:p>45.0800000000001</text:p>
          </table:table-cell>
          <table:table-cell table:style-name="ce24" office:value-type="string" calcext:value-type="string">
            <text:p>v2_bokind</text:p>
          </table:table-cell>
          <table:table-cell table:style-name="ce24" office:value-type="string" calcext:value-type="string">
            <text:p>v2h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Vrij spelen/andere activiteiten binnen- en buitenshuis onder toezicht van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Free play/other indoor and outdoor activities supervised by an adult (not at school)</text:p>
          </table:table-cell>
          <table:table-cell table:style-name="ce98" office:value-type="string" calcext:value-type="string">
            <text:p>Number of (whole) hours spent in a normal week when the school was closed, Number of (whole) hours spent in a normal week before the school was closed on March 23</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900000000001" calcext:value-type="float">
            <text:p>45.0900000000001</text:p>
          </table:table-cell>
          <table:table-cell table:style-name="ce3" office:value-type="string" calcext:value-type="string">
            <text:p>v2_bokind</text:p>
          </table:table-cell>
          <table:table-cell table:style-name="ce24" office:value-type="string" calcext:value-type="string">
            <text:p>v2i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Huishoudelijke klusjes/ zorgen voor jongere broers of zuss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Domestic chores/ taking care of younger siblings</text:p>
          </table:table-cell>
          <table:table-cell table:style-name="ce98" office:value-type="string" calcext:value-type="string">
            <text:p>Number of (whole) hours spent in a normal week when the school was closed, Number of (whole) hours spent in a normal week before the school was closed on March 24</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1000000000001" calcext:value-type="float">
            <text:p>45.1000000000001</text:p>
          </table:table-cell>
          <table:table-cell table:style-name="ce3" office:value-type="string" calcext:value-type="string">
            <text:p>v2_bokind</text:p>
          </table:table-cell>
          <table:table-cell table:style-name="ce24" office:value-type="string" calcext:value-type="string">
            <text:p>v2j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Slapen en rusten (bv. ook luieren, nadenken, ziek zijn enz.)</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Sleep and rest (e.g. also lazing, thinking, being sick, etc.)</text:p>
          </table:table-cell>
          <table:table-cell table:style-name="ce98" office:value-type="string" calcext:value-type="string">
            <text:p>Number of (whole) hours spent in a normal week when the school was closed, Number of (whole) hours spent in a normal week before the school was closed on March 25</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1100000000001" calcext:value-type="float">
            <text:p>45.1100000000001</text:p>
          </table:table-cell>
          <table:table-cell table:style-name="ce24" office:value-type="string" calcext:value-type="string">
            <text:p>v2_bokind</text:p>
          </table:table-cell>
          <table:table-cell table:style-name="ce24" office:value-type="string" calcext:value-type="string">
            <text:p>v2k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50" office:value-type="string" calcext:value-type="string">
            <text:p>Overige activiteiten (bv. eten, douchen, klets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Other activities (e.g. eating, showering, chatting)</text:p>
          </table:table-cell>
          <table:table-cell table:style-name="ce98" office:value-type="string" calcext:value-type="string">
            <text:p>Number of (whole) hours spent in a normal week when the school was closed, Number of (whole) hours spent in a normal week before the school was closed on March 26</text:p>
          </table:table-cell>
          <table:table-cell/>
          <table:table-cell office:value-type="string" calcext:value-type="string">
            <text:p>int</text:p>
          </table:table-cell>
          <table:table-cell table:number-columns-repeated="1009"/>
        </table:table-row>
        <table:table-row table:style-name="ro9">
          <table:table-cell/>
          <table:table-cell office:value-type="float" office:value="46.1" calcext:value-type="float">
            <text:p>46.1</text:p>
          </table:table-cell>
          <table:table-cell table:style-name="ce3" office:value-type="string" calcext:value-type="string">
            <text:p>v3_bokind</text:p>
          </table:table-cell>
          <table:table-cell table:style-name="ce2" office:value-type="string" calcext:value-type="string">
            <text:p>v3a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Boeken (ook e-boeken en luisterboeken, maar geen schoolboeken)</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Books (also e-books and audiobooks, but no schoolbooks)</text:p>
          </table:table-cell>
          <table:table-cell office:value-type="string" calcext:value-type="string">
            <text:p>April, February</text:p>
          </table:table-cell>
          <table:table-cell/>
          <table:table-cell office:value-type="string" calcext:value-type="string">
            <text:p>float</text:p>
          </table:table-cell>
          <table:table-cell table:number-columns-repeated="1009"/>
        </table:table-row>
        <table:table-row table:style-name="ro9">
          <table:table-cell/>
          <table:table-cell office:value-type="float" office:value="46.2" calcext:value-type="float">
            <text:p>46.2</text:p>
          </table:table-cell>
          <table:table-cell table:style-name="ce3" office:value-type="string" calcext:value-type="string">
            <text:p>v3_bokind</text:p>
          </table:table-cell>
          <table:table-cell table:style-name="ce3" office:value-type="string" calcext:value-type="string">
            <text:p>v3b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Speelgoed met een educatief karakter</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Toys with an educational character</text:p>
          </table:table-cell>
          <table:table-cell office:value-type="string" calcext:value-type="string">
            <text:p>April, February</text:p>
          </table:table-cell>
          <table:table-cell/>
          <table:table-cell office:value-type="string" calcext:value-type="string">
            <text:p>float</text:p>
          </table:table-cell>
          <table:table-cell table:number-columns-repeated="1009"/>
        </table:table-row>
        <table:table-row table:style-name="ro9">
          <table:table-cell/>
          <table:table-cell office:value-type="float" office:value="46.3" calcext:value-type="float">
            <text:p>46.3</text:p>
          </table:table-cell>
          <table:table-cell table:style-name="ce3" office:value-type="string" calcext:value-type="string">
            <text:p>v3_bokind</text:p>
          </table:table-cell>
          <table:table-cell table:style-name="ce24" office:value-type="string" calcext:value-type="string">
            <text:p>v3c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Bijles (ook online)</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Tutoring (also online)</text:p>
          </table:table-cell>
          <table:table-cell office:value-type="string" calcext:value-type="string">
            <text:p>April, February</text:p>
          </table:table-cell>
          <table:table-cell/>
          <table:table-cell office:value-type="string" calcext:value-type="string">
            <text:p>float</text:p>
          </table:table-cell>
          <table:table-cell table:number-columns-repeated="1009"/>
        </table:table-row>
        <table:table-row table:style-name="ro8">
          <table:table-cell/>
          <table:table-cell office:value-type="float" office:value="47.1" calcext:value-type="float">
            <text:p>47.1</text:p>
          </table:table-cell>
          <table:table-cell table:style-name="ce2" office:value-type="string" calcext:value-type="string">
            <text:p>v4_bokind</text:p>
          </table:table-cell>
          <table:table-cell table:style-name="ce3" office:value-type="string" calcext:value-type="string">
            <text:p>v4a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ls ik meer tijd besteed aan het ondersteunen van kind bij het schoolwerk, dan is de kans dat kind naar de universiteit gaa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80" office:value-type="string" calcext:value-type="string">
            <text:p>If I spend more time supporting the child in school work, the chance that the child will go to university is greater.</text:p>
          </table:table-cell>
          <table:table-cell table:style-name="ce99" office:value-type="string" calcext:value-type="string">
            <text:p>Strongly disagree,Disagree,Disagree / Disagree, Agree,Strongly agree</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7.2" calcext:value-type="float">
            <text:p>47.2</text:p>
          </table:table-cell>
          <table:table-cell table:style-name="ce2" office:value-type="string" calcext:value-type="string">
            <text:p>v4_bokind</text:p>
          </table:table-cell>
          <table:table-cell table:style-name="ce3" office:value-type="string" calcext:value-type="string">
            <text:p>v4b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geld besteed aan onderwijsmateriaal (bv. boeken, educatieve spelletjes, bijles enz.) voor kind, dan is de kans dat kind naar de universiteit gaa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80" office:value-type="string" calcext:value-type="string">
            <text:p>If I spend more money on educational material (eg books, educational games, tutoring, etc.) for a child, the chances of a child going to university are higher.</text:p>
          </table:table-cell>
          <table:table-cell table:style-name="ce99" office:value-type="string" calcext:value-type="string">
            <text:p>Strongly disagree,Disagree,Disagree / Disagree, Agree,Strongly agree</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7.3" calcext:value-type="float">
            <text:p>47.3</text:p>
          </table:table-cell>
          <table:table-cell table:style-name="ce2" office:value-type="string" calcext:value-type="string">
            <text:p>v4_bokind</text:p>
          </table:table-cell>
          <table:table-cell table:style-name="ce2" office:value-type="string" calcext:value-type="string">
            <text:p>v4c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tijd besteed aan het ondersteunen van kind bij het schoolwerk, dan is de kans dat hij op zijn 30e een salaris zal verdienen dat boven modaal lig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91" office:value-type="string" calcext:value-type="string">
            <text:p>If I spend more time supporting child in school work, the chances are that he will earn a salary that is above average by the age of 30.</text:p>
          </table:table-cell>
          <table:table-cell table:style-name="ce99" office:value-type="string" calcext:value-type="string">
            <text:p>Strongly disagree,Disagree,Disagree / Disagree, Agree,Strongly agree</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7.4" calcext:value-type="float">
            <text:p>47.4</text:p>
          </table:table-cell>
          <table:table-cell table:style-name="ce2" office:value-type="string" calcext:value-type="string">
            <text:p>v4_bokind</text:p>
          </table:table-cell>
          <table:table-cell table:style-name="ce2" office:value-type="string" calcext:value-type="string">
            <text:p>v4d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geld besteed aan onderwijsmateriaal (bv. boeken, educatieve spelletjes, bijles enz.) voor kind, dan is de kans dat hij op zijn 30e een salaris zal verdienen dat boven modaal lig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office:value-type="string" calcext:value-type="string">
            <text:p>If I spend more money on educational materials (eg books, educational games, tutoring, etc.) for a child, the chances are that he will earn a salary that is above average by the age of 30.</text:p>
          </table:table-cell>
          <table:table-cell table:style-name="ce99" office:value-type="string" calcext:value-type="string">
            <text:p>Strongly disagree,Disagree,Disagree / Disagree, Agree,Strongly agree</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1" calcext:value-type="float">
            <text:p>49.1</text:p>
          </table:table-cell>
          <table:table-cell table:style-name="ce2" office:value-type="string" calcext:value-type="string">
            <text:p>v5_bokind</text:p>
          </table:table-cell>
          <table:table-cell table:style-name="ce2" office:value-type="string" calcext:value-type="string">
            <text:p>v5a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mentale gezondheid dit jaar</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table:style-name="ce80" office:value-type="string" calcext:value-type="string">
            <text:p>His mental health this year</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2" calcext:value-type="float">
            <text:p>49.2</text:p>
          </table:table-cell>
          <table:table-cell table:style-name="ce2" office:value-type="string" calcext:value-type="string">
            <text:p>v5_bokind</text:p>
          </table:table-cell>
          <table:table-cell table:style-name="ce2" office:value-type="string" calcext:value-type="string">
            <text:p>v5b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vriendschappen van kind dit jaar</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friendships of child this year</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3" calcext:value-type="float">
            <text:p>49.3</text:p>
          </table:table-cell>
          <table:table-cell table:style-name="ce2" office:value-type="string" calcext:value-type="string">
            <text:p>v5_bokind</text:p>
          </table:table-cell>
          <table:table-cell table:style-name="ce2" office:value-type="string" calcext:value-type="string">
            <text:p>v5c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schoolcijfers voor het vak Nederlands in het komende schooljaar in verhouding tot andere leerlingen uit de klas</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school grades for the subject of Dutch in the coming school year in relation to other students in the class</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4" calcext:value-type="float">
            <text:p>49.4</text:p>
          </table:table-cell>
          <table:table-cell table:style-name="ce2" office:value-type="string" calcext:value-type="string">
            <text:p>v5_bokind</text:p>
          </table:table-cell>
          <table:table-cell table:style-name="ce2" office:value-type="string" calcext:value-type="string">
            <text:p>v5d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kans om naar de universiteit te gaan</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His chance to go to college</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5" calcext:value-type="float">
            <text:p>49.5</text:p>
          </table:table-cell>
          <table:table-cell table:style-name="ce2" office:value-type="string" calcext:value-type="string">
            <text:p>v5_bokind</text:p>
          </table:table-cell>
          <table:table-cell table:style-name="ce2" office:value-type="string" calcext:value-type="string">
            <text:p>v5e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carrière op de lange termijn</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His long-term career</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0.1" calcext:value-type="float">
            <text:p>50.1</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2" office:value-type="string" calcext:value-type="string">
            <text:p>Leerkracht(en) en leerling/ouders communiceerden en wisselden lesmateriaal via e-mail uit</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teaching material by e-mail</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2" calcext:value-type="float">
            <text:p>50.2</text:p>
          </table:table-cell>
          <table:table-cell table:style-name="ce3"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Leerkracht(en) en leerling/ouders communiceerden telefonisch</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by telephon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3" calcext:value-type="float">
            <text:p>50.3</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Leerkracht(en) en leerling/ouders communiceerden en wisselden lesmateriaal via de post uit</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teaching material by pos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4" calcext:value-type="float">
            <text:p>50.4</text:p>
          </table:table-cell>
          <table:table-cell table:style-name="ce3"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37" office:value-type="string" calcext:value-type="string">
            <text:p><text:span text:style-name="T17">Leerkracht(en) en leerling/ouders communiceerden en wisselden lesmateriaal via Social media of Messenger (bv. </text:span><text:span text:style-name="T18">Whatsapp) uit</text:span></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92" office:value-type="string" calcext:value-type="string">
            <text:p><text:span text:style-name="T49">Teacher(s) and pupil/parents communicated and exchanged teaching material via Social media or Messenger (e.g. </text:span>Whatsapp).</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5" calcext:value-type="float">
            <text:p>50.5</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0" office:value-type="string" calcext:value-type="string">
            <text:p>Leerkracht(en) en leerling/ouders communiceerden en wisselden lesmateriaal uit via een‘digitaal leren’ platform (forum, speciale software) op de website van de school</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learning materials via a 'digital learning' platform (forum, special software) on the school's websit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6" calcext:value-type="float">
            <text:p>50.6</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2" office:value-type="string" calcext:value-type="string">
            <text:p>Lesmateriaal moest op school worden opgehaald</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ing materials had to be picked up at school</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7" calcext:value-type="float">
            <text:p>50.7</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Er was geen communicatie tussen leerkracht(en) en leerling/ouders</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here was no communication between teacher(s) and pupil/parent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8" calcext:value-type="float">
            <text:p>50.8</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Een andere manier van communicatie/uitwisseling, namelijk:</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Another way of communication/exchange, namely:</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97.1" calcext:value-type="float">
            <text:p>97.1</text:p>
          </table:table-cell>
          <table:table-cell table:style-name="ce3" office:value-type="string" calcext:value-type="string">
            <text:p>eva2h</text:p>
          </table:table-cell>
          <table:table-cell table:style-name="ce3" office:value-type="string" calcext:value-type="string">
            <text:p>eva2t1</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Vond u het moeilijk om de vragen te beantwoorden?</text:p>
          </table:table-cell>
          <table:table-cell office:value-type="string" calcext:value-type="string">
            <text:p><text:span text:style-name="T26">1= beslist niet,2,3,4,5 = </text:span><text:span text:style-name="T27">beslist wel</text:span></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find it difficult to answer the questions?</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7.2" calcext:value-type="float">
            <text:p>97.2</text:p>
          </table:table-cell>
          <table:table-cell table:style-name="ce3" office:value-type="string" calcext:value-type="string">
            <text:p>eva2h</text:p>
          </table:table-cell>
          <table:table-cell table:style-name="ce3" office:value-type="string" calcext:value-type="string">
            <text:p>eva2t2</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Vond u de vragen duidelijk?</text:p>
          </table:table-cell>
          <table:table-cell office:value-type="string" calcext:value-type="string">
            <text:p>2=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Were the questions clear to you?</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7.3" calcext:value-type="float">
            <text:p>97.3</text:p>
          </table:table-cell>
          <table:table-cell table:style-name="ce3" office:value-type="string" calcext:value-type="string">
            <text:p>eva2h</text:p>
          </table:table-cell>
          <table:table-cell table:style-name="ce3" office:value-type="string" calcext:value-type="string">
            <text:p>eva2t3</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Heeft de vragenlijst u aan het denken gezet?</text:p>
          </table:table-cell>
          <table:table-cell office:value-type="string" calcext:value-type="string">
            <text:p>3=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the questionnaire get you thinking?</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7.4" calcext:value-type="float">
            <text:p>97.4</text:p>
          </table:table-cell>
          <table:table-cell table:style-name="ce3" office:value-type="string" calcext:value-type="string">
            <text:p>eva2h</text:p>
          </table:table-cell>
          <table:table-cell table:style-name="ce3" office:value-type="string" calcext:value-type="string">
            <text:p>eva2t4</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Vond u het onderwerp interessant?</text:p>
          </table:table-cell>
          <table:table-cell office:value-type="string" calcext:value-type="string">
            <text:p>4=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find the subject interesting?</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7.5" calcext:value-type="float">
            <text:p>97.5</text:p>
          </table:table-cell>
          <table:table-cell table:style-name="ce3" office:value-type="string" calcext:value-type="string">
            <text:p>eva2h</text:p>
          </table:table-cell>
          <table:table-cell table:style-name="ce3" office:value-type="string" calcext:value-type="string">
            <text:p>eva2t5</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Vond u het plezierig om de vragen in te vullen?</text:p>
          </table:table-cell>
          <table:table-cell office:value-type="string" calcext:value-type="string">
            <text:p>5=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enjoy answering the questions?</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8" calcext:value-type="float">
            <text:p>98</text:p>
          </table:table-cell>
          <table:table-cell table:style-name="ce3" office:value-type="string" calcext:value-type="string">
            <text:p>opm</text:p>
          </table:table-cell>
          <table:table-cell table:style-name="ce3"/>
          <table:table-cell office:value-type="string" calcext:value-type="string">
            <text:p>cat</text:p>
          </table:table-cell>
          <table:table-cell office:value-type="string" calcext:value-type="string">
            <text:p>-</text:p>
          </table:table-cell>
          <table:table-cell office:value-type="string" calcext:value-type="string">
            <text:p>Comment</text:p>
          </table:table-cell>
          <table:table-cell table:style-name="ce10" office:value-type="string" calcext:value-type="string">
            <text:p>Hebt u nog opmerkingen over deze vragenlijst?</text:p>
          </table:table-cell>
          <table:table-cell/>
          <table:table-cell office:value-type="string" calcext:value-type="string">
            <text:p>Ja, Nee</text:p>
          </table:table-cell>
          <table:table-cell office:value-type="string" calcext:value-type="string">
            <text:p>Do you have any comments about the questionnaire?</text:p>
          </table:table-cell>
          <table:table-cell/>
          <table:table-cell office:value-type="string" calcext:value-type="string">
            <text:p>Yes, No</text:p>
            <text:p/>
          </table:table-cell>
          <table:table-cell/>
          <table:table-cell office:value-type="string" calcext:value-type="string">
            <text:p>Categorical</text:p>
          </table:table-cell>
          <table:table-cell table:number-columns-repeated="1009"/>
        </table:table-row>
        <table:table-row table:style-name="ro1">
          <table:table-cell table:number-columns-repeated="2"/>
          <table:table-cell table:style-name="ce31"/>
          <table:table-cell table:number-columns-repeated="4"/>
          <table:table-cell table:style-name="ce10"/>
          <table:table-cell table:number-columns-repeated="1016"/>
        </table:table-row>
        <table:table-row table:style-name="ro1" table:number-rows-repeated="1048319">
          <table:table-cell table:number-columns-repeated="1024"/>
        </table:table-row>
        <table:table-row table:style-name="ro1">
          <table:table-cell table:number-columns-repeated="1024"/>
        </table:table-row>
        <calcext:conditional-formats>
          <calcext:conditional-format calcext:target-range-address="Sheet1.K1:Sheet1.K4 Sheet1.K9:Sheet1.K18 Sheet1.K21:Sheet1.K23 Sheet1.K27:Sheet1.K43 Sheet1.K46:Sheet1.K50 Sheet1.K53:Sheet1.K57 Sheet1.K60:Sheet1.K64 Sheet1.K67:Sheet1.K73 Sheet1.K76:Sheet1.K81 Sheet1.K84:Sheet1.K97 Sheet1.K100:Sheet1.K109 Sheet1.K112:Sheet1.K114 Sheet1.K117:Sheet1.K119 Sheet1.K123:Sheet1.K123 Sheet1.K128:Sheet1.K130 Sheet1.K133:Sheet1.K139 Sheet1.K141:Sheet1.K144 Sheet1.K146:Sheet1.K148 Sheet1.K150:Sheet1.K150 Sheet1.K152:Sheet1.K155 Sheet1.K157:Sheet1.K163 Sheet1.K167:Sheet1.K185 Sheet1.K189:Sheet1.K193 Sheet1.K196:Sheet1.K201 Sheet1.K255:Sheet1.K1048576 Sheet1.K211:Sheet1.K232 Sheet1.K234:Sheet1.K236 Sheet1.K239:Sheet1.K241 Sheet1.K243:Sheet1.K249">
            <calcext:condition calcext:apply-style-name="Neutral" calcext:value="=0" calcext:base-cell-address="Sheet1.K1"/>
          </calcext:conditional-format>
          <calcext:conditional-format calcext:target-range-address="Sheet1.K20:Sheet1.K23">
            <calcext:condition calcext:apply-style-name="Neutral" calcext:value="=0" calcext:base-cell-address="Sheet1.K20"/>
          </calcext:conditional-format>
          <calcext:conditional-format calcext:target-range-address="Sheet1.K20:Sheet1.K23">
            <calcext:condition calcext:apply-style-name="Neutral" calcext:value="=0" calcext:base-cell-address="Sheet1.K20"/>
          </calcext:conditional-format>
          <calcext:conditional-format calcext:target-range-address="Sheet1.K19:Sheet1.K23">
            <calcext:condition calcext:apply-style-name="Neutral" calcext:value="=0" calcext:base-cell-address="Sheet1.K19"/>
          </calcext:conditional-format>
          <calcext:conditional-format calcext:target-range-address="Sheet1.K140:Sheet1.K148 Sheet1.K150:Sheet1.K150">
            <calcext:condition calcext:apply-style-name="Neutral" calcext:value="=0" calcext:base-cell-address="Sheet1.K140"/>
          </calcext:conditional-format>
          <calcext:conditional-format calcext:target-range-address="Sheet1.K151:Sheet1.K156">
            <calcext:condition calcext:apply-style-name="Neutral" calcext:value="=0" calcext:base-cell-address="Sheet1.K151"/>
          </calcext:conditional-format>
          <calcext:conditional-format calcext:target-range-address="Sheet1.K149:Sheet1.K150">
            <calcext:condition calcext:apply-style-name="Neutral" calcext:value="=0" calcext:base-cell-address="Sheet1.K149"/>
          </calcext:conditional-format>
          <calcext:conditional-format calcext:target-range-address="Sheet1.K149:Sheet1.K150">
            <calcext:condition calcext:apply-style-name="Neutral" calcext:value="=0" calcext:base-cell-address="Sheet1.K149"/>
          </calcext:conditional-format>
          <calcext:conditional-format calcext:target-range-address="Sheet1.K233:Sheet1.K236">
            <calcext:condition calcext:apply-style-name="Neutral" calcext:value="=0" calcext:base-cell-address="Sheet1.K233"/>
          </calcext:conditional-format>
          <calcext:conditional-format calcext:target-range-address="Sheet1.K242:Sheet1.K249">
            <calcext:condition calcext:apply-style-name="Neutral" calcext:value="=0" calcext:base-cell-address="Sheet1.K24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Mono" svg:font-family="'Liberation Mono', 'DejaVu Sans Mono'" style:font-family-generic="modern" style:font-pitch="fixed"/>
    <style:font-face style:name="Times New Roman" svg:font-family="'Times New 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10:34:32.7218862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6:03:11.010425886</meta:creation-date>
    <dc:date>2020-05-27T17:42:52.431569078</dc:date>
    <meta:editing-duration>PT5H9M12S</meta:editing-duration>
    <meta:editing-cycles>30</meta:editing-cycles>
    <meta:generator>LibreOffice/6.0.7.3$Linux_X86_64 LibreOffice_project/00m0$Build-3</meta:generator>
    <meta:document-statistic meta:table-count="1" meta:cell-count="2898" meta:object-count="0"/>
  </office:meta>
</office:document-meta>
</file>